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28in"/>
    </style:style>
    <style:style style:name="co3" style:family="table-column">
      <style:table-column-properties fo:break-before="auto" style:column-width="1.039in"/>
    </style:style>
    <style:style style:name="co4" style:family="table-column">
      <style:table-column-properties fo:break-before="auto" style:column-width="1.0783in"/>
    </style:style>
    <style:style style:name="co5" style:family="table-column">
      <style:table-column-properties fo:break-before="auto" style:column-width="0.972in"/>
    </style:style>
    <style:style style:name="co6" style:family="table-column">
      <style:table-column-properties fo:break-before="auto" style:column-width="1.00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4374in" svg:height="3.2933in" svg:x="0.3913in" svg:y="12.5201in">
            <draw:object draw:notify-on-update-of-ranges="Sheet1.G2:Sheet1.G2 Sheet1.G3:Sheet1.G13 Sheet1.H2:Sheet1.H2 Sheet1.H3:Sheet1.H13 Sheet1.I2:Sheet1.I2 Sheet1.I3:Sheet1.I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15-15-15</text:p>
          </table:table-cell>
          <table:table-cell office:value-type="string" calcext:value-type="string">
            <text:p>Makespan</text:p>
          </table:table-cell>
          <table:table-cell table:number-columns-repeated="4"/>
          <table:table-cell office:value-type="string" calcext:value-type="string" table:number-columns-spanned="2" table:number-rows-spanned="1">
            <text:p>Improvement to mfcmTSP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instance id</text:p>
          </table:table-cell>
          <table:table-cell office:value-type="string" calcext:value-type="string">
            <text:p>mfcmTSP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ACO</text:p>
          </table:table-cell>
          <table:table-cell/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1.65" calcext:value-type="float">
            <text:p>431.65</text:p>
          </table:table-cell>
          <table:table-cell office:value-type="float" office:value="372.96" calcext:value-type="float">
            <text:p>372.96</text:p>
          </table:table-cell>
          <table:table-cell office:value-type="float" office:value="301.13" calcext:value-type="float">
            <text:p>301.13</text:p>
          </table:table-cell>
          <table:table-cell office:value-type="float" office:value="240.59" calcext:value-type="float">
            <text:p>240.59</text:p>
          </table:table-cell>
          <table:table-cell/>
          <table:table-cell table:style-name="ce1" table:formula="of:=([.$B3]-[.C3])/[.$B3]*100" office:value-type="float" office:value="13.5966639638596" calcext:value-type="float">
            <text:p>13.597</text:p>
          </table:table-cell>
          <table:table-cell table:style-name="ce1" table:formula="of:=([.$B3]-[.D3])/[.$B3]*100" office:value-type="float" office:value="30.2374609058265" calcext:value-type="float">
            <text:p>30.237</text:p>
          </table:table-cell>
          <table:table-cell table:style-name="ce1" table:formula="of:=([.$B3]-[.E3])/[.$B3]*100" office:value-type="float" office:value="44.2627128460558" calcext:value-type="float">
            <text:p>44.2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9.5" calcext:value-type="float">
            <text:p>429.5</text:p>
          </table:table-cell>
          <table:table-cell office:value-type="float" office:value="398.59" calcext:value-type="float">
            <text:p>398.59</text:p>
          </table:table-cell>
          <table:table-cell office:value-type="float" office:value="265.78" calcext:value-type="float">
            <text:p>265.78</text:p>
          </table:table-cell>
          <table:table-cell office:value-type="float" office:value="249.29" calcext:value-type="float">
            <text:p>249.29</text:p>
          </table:table-cell>
          <table:table-cell/>
          <table:table-cell table:style-name="ce1" table:formula="of:=([.$B4]-[.C4])/[.$B4]*100" office:value-type="float" office:value="7.19674039580909" calcext:value-type="float">
            <text:p>7.197</text:p>
          </table:table-cell>
          <table:table-cell table:style-name="ce1" table:formula="of:=([.$B4]-[.D4])/[.$B4]*100" office:value-type="float" office:value="38.1187427240978" calcext:value-type="float">
            <text:p>38.119</text:p>
          </table:table-cell>
          <table:table-cell table:style-name="ce1" table:formula="of:=([.$B4]-[.E4])/[.$B4]*100" office:value-type="float" office:value="41.9580908032596" calcext:value-type="float">
            <text:p>41.9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2" calcext:value-type="float">
            <text:p>432</text:p>
          </table:table-cell>
          <table:table-cell office:value-type="float" office:value="346.95" calcext:value-type="float">
            <text:p>346.95</text:p>
          </table:table-cell>
          <table:table-cell office:value-type="float" office:value="261.74" calcext:value-type="float">
            <text:p>261.74</text:p>
          </table:table-cell>
          <table:table-cell office:value-type="float" office:value="237.15" calcext:value-type="float">
            <text:p>237.15</text:p>
          </table:table-cell>
          <table:table-cell/>
          <table:table-cell table:style-name="ce1" table:formula="of:=([.$B5]-[.C5])/[.$B5]*100" office:value-type="float" office:value="19.6875" calcext:value-type="float">
            <text:p>19.688</text:p>
          </table:table-cell>
          <table:table-cell table:style-name="ce1" table:formula="of:=([.$B5]-[.D5])/[.$B5]*100" office:value-type="float" office:value="39.412037037037" calcext:value-type="float">
            <text:p>39.412</text:p>
          </table:table-cell>
          <table:table-cell table:style-name="ce1" table:formula="of:=([.$B5]-[.E5])/[.$B5]*100" office:value-type="float" office:value="45.1041666666667" calcext:value-type="float">
            <text:p>45.1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9.61" calcext:value-type="float">
            <text:p>919.61</text:p>
          </table:table-cell>
          <table:table-cell office:value-type="float" office:value="855.62" calcext:value-type="float">
            <text:p>855.62</text:p>
          </table:table-cell>
          <table:table-cell office:value-type="float" office:value="822.16" calcext:value-type="float">
            <text:p>822.16</text:p>
          </table:table-cell>
          <table:table-cell office:value-type="float" office:value="720.64" calcext:value-type="float">
            <text:p>720.64</text:p>
          </table:table-cell>
          <table:table-cell/>
          <table:table-cell table:style-name="ce1" table:formula="of:=([.$B6]-[.C6])/[.$B6]*100" office:value-type="float" office:value="6.95838453257359" calcext:value-type="float">
            <text:p>6.958</text:p>
          </table:table-cell>
          <table:table-cell table:style-name="ce1" table:formula="of:=([.$B6]-[.D6])/[.$B6]*100" office:value-type="float" office:value="10.5968834614674" calcext:value-type="float">
            <text:p>10.597</text:p>
          </table:table-cell>
          <table:table-cell table:style-name="ce1" table:formula="of:=([.$B6]-[.E6])/[.$B6]*100" office:value-type="float" office:value="21.6363458422592" calcext:value-type="float">
            <text:p>21.6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6.26" calcext:value-type="float">
            <text:p>1136.26</text:p>
          </table:table-cell>
          <table:table-cell office:value-type="float" office:value="945.58" calcext:value-type="float">
            <text:p>945.58</text:p>
          </table:table-cell>
          <table:table-cell office:value-type="float" office:value="816.01" calcext:value-type="float">
            <text:p>816.01</text:p>
          </table:table-cell>
          <table:table-cell office:value-type="float" office:value="701.32" calcext:value-type="float">
            <text:p>701.32</text:p>
          </table:table-cell>
          <table:table-cell/>
          <table:table-cell table:style-name="ce1" table:formula="of:=([.$B7]-[.C7])/[.$B7]*100" office:value-type="float" office:value="16.781370460986" calcext:value-type="float">
            <text:p>16.781</text:p>
          </table:table-cell>
          <table:table-cell table:style-name="ce1" table:formula="of:=([.$B7]-[.D7])/[.$B7]*100" office:value-type="float" office:value="28.1845704328235" calcext:value-type="float">
            <text:p>28.185</text:p>
          </table:table-cell>
          <table:table-cell table:style-name="ce1" table:formula="of:=([.$B7]-[.E7])/[.$B7]*100" office:value-type="float" office:value="38.2782109728407" calcext:value-type="float">
            <text:p>38.2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0.23" calcext:value-type="float">
            <text:p>830.23</text:p>
          </table:table-cell>
          <table:table-cell office:value-type="float" office:value="724.87" calcext:value-type="float">
            <text:p>724.87</text:p>
          </table:table-cell>
          <table:table-cell office:value-type="float" office:value="615.88" calcext:value-type="float">
            <text:p>615.88</text:p>
          </table:table-cell>
          <table:table-cell office:value-type="float" office:value="443.93" calcext:value-type="float">
            <text:p>443.93</text:p>
          </table:table-cell>
          <table:table-cell/>
          <table:table-cell table:style-name="ce1" table:formula="of:=([.$B8]-[.C8])/[.$B8]*100" office:value-type="float" office:value="12.6904592703227" calcext:value-type="float">
            <text:p>12.690</text:p>
          </table:table-cell>
          <table:table-cell table:style-name="ce1" table:formula="of:=([.$B8]-[.D8])/[.$B8]*100" office:value-type="float" office:value="25.8181467786035" calcext:value-type="float">
            <text:p>25.818</text:p>
          </table:table-cell>
          <table:table-cell table:style-name="ce1" table:formula="of:=([.$B8]-[.E8])/[.$B8]*100" office:value-type="float" office:value="46.5292750201751" calcext:value-type="float">
            <text:p>46.5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4.14" calcext:value-type="float">
            <text:p>604.14</text:p>
          </table:table-cell>
          <table:table-cell office:value-type="float" office:value="475.59" calcext:value-type="float">
            <text:p>475.59</text:p>
          </table:table-cell>
          <table:table-cell office:value-type="float" office:value="451.55" calcext:value-type="float">
            <text:p>451.55</text:p>
          </table:table-cell>
          <table:table-cell office:value-type="float" office:value="344.91" calcext:value-type="float">
            <text:p>344.91</text:p>
          </table:table-cell>
          <table:table-cell/>
          <table:table-cell table:style-name="ce1" table:formula="of:=([.$B9]-[.C9])/[.$B9]*100" office:value-type="float" office:value="21.2781805541762" calcext:value-type="float">
            <text:p>21.278</text:p>
          </table:table-cell>
          <table:table-cell table:style-name="ce1" table:formula="of:=([.$B9]-[.D9])/[.$B9]*100" office:value-type="float" office:value="25.2573906710365" calcext:value-type="float">
            <text:p>25.257</text:p>
          </table:table-cell>
          <table:table-cell table:style-name="ce1" table:formula="of:=([.$B9]-[.E9])/[.$B9]*100" office:value-type="float" office:value="42.9089283940808" calcext:value-type="float">
            <text:p>42.9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26.54" calcext:value-type="float">
            <text:p>4726.54</text:p>
          </table:table-cell>
          <table:table-cell office:value-type="float" office:value="4321.96" calcext:value-type="float">
            <text:p>4321.96</text:p>
          </table:table-cell>
          <table:table-cell office:value-type="float" office:value="3761.94" calcext:value-type="float">
            <text:p>3761.94</text:p>
          </table:table-cell>
          <table:table-cell office:value-type="float" office:value="3280.55" calcext:value-type="float">
            <text:p>3280.55</text:p>
          </table:table-cell>
          <table:table-cell/>
          <table:table-cell table:style-name="ce1" table:formula="of:=([.$B10]-[.C10])/[.$B10]*100" office:value-type="float" office:value="8.55974983814799" calcext:value-type="float">
            <text:p>8.560</text:p>
          </table:table-cell>
          <table:table-cell table:style-name="ce1" table:formula="of:=([.$B10]-[.D10])/[.$B10]*100" office:value-type="float" office:value="20.4081632653061" calcext:value-type="float">
            <text:p>20.408</text:p>
          </table:table-cell>
          <table:table-cell table:style-name="ce1" table:formula="of:=([.$B10]-[.E10])/[.$B10]*100" office:value-type="float" office:value="30.5929919137466" calcext:value-type="float">
            <text:p>30.5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55.26" calcext:value-type="float">
            <text:p>3255.26</text:p>
          </table:table-cell>
          <table:table-cell office:value-type="float" office:value="2882.25" calcext:value-type="float">
            <text:p>2882.25</text:p>
          </table:table-cell>
          <table:table-cell office:value-type="float" office:value="2421.86" calcext:value-type="float">
            <text:p>2421.86</text:p>
          </table:table-cell>
          <table:table-cell office:value-type="float" office:value="2101.33" calcext:value-type="float">
            <text:p>2101.33</text:p>
          </table:table-cell>
          <table:table-cell/>
          <table:table-cell table:style-name="ce1" table:formula="of:=([.$B11]-[.C11])/[.$B11]*100" office:value-type="float" office:value="11.4586853277465" calcext:value-type="float">
            <text:p>11.459</text:p>
          </table:table-cell>
          <table:table-cell table:style-name="ce1" table:formula="of:=([.$B11]-[.D11])/[.$B11]*100" office:value-type="float" office:value="25.6016416507437" calcext:value-type="float">
            <text:p>25.602</text:p>
          </table:table-cell>
          <table:table-cell table:style-name="ce1" table:formula="of:=([.$B11]-[.E11])/[.$B11]*100" office:value-type="float" office:value="35.4481669666939" calcext:value-type="float">
            <text:p>35.4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74.94" calcext:value-type="float">
            <text:p>2574.94</text:p>
          </table:table-cell>
          <table:table-cell office:value-type="float" office:value="2050.03" calcext:value-type="float">
            <text:p>2050.03</text:p>
          </table:table-cell>
          <table:table-cell office:value-type="float" office:value="1866.07" calcext:value-type="float">
            <text:p>1866.07</text:p>
          </table:table-cell>
          <table:table-cell office:value-type="float" office:value="1591.48" calcext:value-type="float">
            <text:p>1591.48</text:p>
          </table:table-cell>
          <table:table-cell/>
          <table:table-cell table:style-name="ce1" table:formula="of:=([.$B12]-[.C12])/[.$B12]*100" office:value-type="float" office:value="20.3853293668979" calcext:value-type="float">
            <text:p>20.385</text:p>
          </table:table-cell>
          <table:table-cell table:style-name="ce1" table:formula="of:=([.$B12]-[.D12])/[.$B12]*100" office:value-type="float" office:value="27.5295735046254" calcext:value-type="float">
            <text:p>27.530</text:p>
          </table:table-cell>
          <table:table-cell table:style-name="ce1" table:formula="of:=([.$B12]-[.E12])/[.$B12]*100" office:value-type="float" office:value="38.1935113051178" calcext:value-type="float">
            <text:p>38.1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67.6" calcext:value-type="float">
            <text:p>1767.6</text:p>
          </table:table-cell>
          <table:table-cell office:value-type="float" office:value="1552.88" calcext:value-type="float">
            <text:p>1552.88</text:p>
          </table:table-cell>
          <table:table-cell office:value-type="float" office:value="1432.9" calcext:value-type="float">
            <text:p>1432.9</text:p>
          </table:table-cell>
          <table:table-cell office:value-type="float" office:value="1215.86" calcext:value-type="float">
            <text:p>1215.86</text:p>
          </table:table-cell>
          <table:table-cell/>
          <table:table-cell table:style-name="ce1" table:formula="of:=([.$B13]-[.C13])/[.$B13]*100" office:value-type="float" office:value="12.1475446933695" calcext:value-type="float">
            <text:p>12.148</text:p>
          </table:table-cell>
          <table:table-cell table:style-name="ce1" table:formula="of:=([.$B13]-[.D13])/[.$B13]*100" office:value-type="float" office:value="18.9352794749943" calcext:value-type="float">
            <text:p>18.935</text:p>
          </table:table-cell>
          <table:table-cell table:style-name="ce1" table:formula="of:=([.$B13]-[.E13])/[.$B13]*100" office:value-type="float" office:value="31.214075582711" calcext:value-type="float">
            <text:p>31.214</text:p>
          </table:table-cell>
        </table:table-row>
        <table:table-row table:style-name="ro1">
          <table:table-cell table:number-columns-repeated="6"/>
          <table:table-cell table:style-name="ce1" table:number-columns-repeated="3"/>
        </table:table-row>
        <table:table-row table:style-name="ro1">
          <table:table-cell office:value-type="string" calcext:value-type="string">
            <text:p>instance id</text:p>
          </table:table-cell>
          <table:table-cell table:number-columns-repeated="5"/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74.33" calcext:value-type="float">
            <text:p>2674.33</text:p>
          </table:table-cell>
          <table:table-cell office:value-type="float" office:value="2334.26" calcext:value-type="float">
            <text:p>2334.26</text:p>
          </table:table-cell>
          <table:table-cell office:value-type="float" office:value="1934.63" calcext:value-type="float">
            <text:p>1934.63</text:p>
          </table:table-cell>
          <table:table-cell office:value-type="float" office:value="1996.01" calcext:value-type="float">
            <text:p>1996.01</text:p>
          </table:table-cell>
          <table:table-cell/>
          <table:table-cell table:style-name="ce1" table:formula="of:=([.$B16]-[.C16])/[.$B16]*100" office:value-type="float" office:value="12.7160821588959" calcext:value-type="float">
            <text:p>12.716</text:p>
          </table:table-cell>
          <table:table-cell table:style-name="ce1" table:formula="of:=([.$B16]-[.D16])/[.$B16]*100" office:value-type="float" office:value="27.6592641895353" calcext:value-type="float">
            <text:p>27.659</text:p>
          </table:table-cell>
          <table:table-cell table:style-name="ce1" table:formula="of:=([.$B16]-[.E16])/[.$B16]*100" office:value-type="float" office:value="25.3641098892059" calcext:value-type="float">
            <text:p>25.3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31.48" calcext:value-type="float">
            <text:p>2531.48</text:p>
          </table:table-cell>
          <table:table-cell office:value-type="float" office:value="2213.43" calcext:value-type="float">
            <text:p>2213.43</text:p>
          </table:table-cell>
          <table:table-cell office:value-type="float" office:value="2056.9" calcext:value-type="float">
            <text:p>2056.9</text:p>
          </table:table-cell>
          <table:table-cell office:value-type="float" office:value="2018.11" calcext:value-type="float">
            <text:p>2018.11</text:p>
          </table:table-cell>
          <table:table-cell/>
          <table:table-cell table:style-name="ce1" table:formula="of:=([.$B17]-[.C17])/[.$B17]*100" office:value-type="float" office:value="12.5637966723024" calcext:value-type="float">
            <text:p>12.564</text:p>
          </table:table-cell>
          <table:table-cell table:style-name="ce1" table:formula="of:=([.$B17]-[.D17])/[.$B17]*100" office:value-type="float" office:value="18.7471360626985" calcext:value-type="float">
            <text:p>18.747</text:p>
          </table:table-cell>
          <table:table-cell table:style-name="ce1" table:formula="of:=([.$B17]-[.E17])/[.$B17]*100" office:value-type="float" office:value="20.2794412754594" calcext:value-type="float">
            <text:p>20.2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01.87" calcext:value-type="float">
            <text:p>2301.87</text:p>
          </table:table-cell>
          <table:table-cell office:value-type="float" office:value="2135.81" calcext:value-type="float">
            <text:p>2135.81</text:p>
          </table:table-cell>
          <table:table-cell office:value-type="float" office:value="1622.21" calcext:value-type="float">
            <text:p>1622.21</text:p>
          </table:table-cell>
          <table:table-cell office:value-type="float" office:value="1667.32" calcext:value-type="float">
            <text:p>1667.32</text:p>
          </table:table-cell>
          <table:table-cell/>
          <table:table-cell table:style-name="ce1" table:formula="of:=([.$B18]-[.C18])/[.$B18]*100" office:value-type="float" office:value="7.21413459491631" calcext:value-type="float">
            <text:p>7.214</text:p>
          </table:table-cell>
          <table:table-cell table:style-name="ce1" table:formula="of:=([.$B18]-[.D18])/[.$B18]*100" office:value-type="float" office:value="29.5264285124703" calcext:value-type="float">
            <text:p>29.526</text:p>
          </table:table-cell>
          <table:table-cell table:style-name="ce1" table:formula="of:=([.$B18]-[.E18])/[.$B18]*100" office:value-type="float" office:value="27.5667174949063" calcext:value-type="float">
            <text:p>27.5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14.25" calcext:value-type="float">
            <text:p>4614.25</text:p>
          </table:table-cell>
          <table:table-cell office:value-type="float" office:value="4104.64" calcext:value-type="float">
            <text:p>4104.64</text:p>
          </table:table-cell>
          <table:table-cell office:value-type="float" office:value="3790.86" calcext:value-type="float">
            <text:p>3790.86</text:p>
          </table:table-cell>
          <table:table-cell office:value-type="float" office:value="4551.42" calcext:value-type="float">
            <text:p>4551.42</text:p>
          </table:table-cell>
          <table:table-cell/>
          <table:table-cell table:style-name="ce1" table:formula="of:=([.$B19]-[.C19])/[.$B19]*100" office:value-type="float" office:value="11.0442650484911" calcext:value-type="float">
            <text:p>11.044</text:p>
          </table:table-cell>
          <table:table-cell table:style-name="ce1" table:formula="of:=([.$B19]-[.D19])/[.$B19]*100" office:value-type="float" office:value="17.8445034404291" calcext:value-type="float">
            <text:p>17.845</text:p>
          </table:table-cell>
          <table:table-cell table:style-name="ce1" table:formula="of:=([.$B19]-[.E19])/[.$B19]*100" office:value-type="float" office:value="1.36165140597063" calcext:value-type="float">
            <text:p>1.3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58.04" calcext:value-type="float">
            <text:p>3458.04</text:p>
          </table:table-cell>
          <table:table-cell office:value-type="float" office:value="3044.39" calcext:value-type="float">
            <text:p>3044.39</text:p>
          </table:table-cell>
          <table:table-cell office:value-type="float" office:value="2684.84" calcext:value-type="float">
            <text:p>2684.84</text:p>
          </table:table-cell>
          <table:table-cell office:value-type="float" office:value="3217.83" calcext:value-type="float">
            <text:p>3217.83</text:p>
          </table:table-cell>
          <table:table-cell/>
          <table:table-cell table:style-name="ce1" table:formula="of:=([.$B20]-[.C20])/[.$B20]*100" office:value-type="float" office:value="11.9619784617876" calcext:value-type="float">
            <text:p>11.962</text:p>
          </table:table-cell>
          <table:table-cell table:style-name="ce1" table:formula="of:=([.$B20]-[.D20])/[.$B20]*100" office:value-type="float" office:value="22.3594868769592" calcext:value-type="float">
            <text:p>22.359</text:p>
          </table:table-cell>
          <table:table-cell table:style-name="ce1" table:formula="of:=([.$B20]-[.E20])/[.$B20]*100" office:value-type="float" office:value="6.94642051566784" calcext:value-type="float">
            <text:p>6.946</text:p>
          </table:table-cell>
        </table:table-row>
        <table:table-row table:style-name="ro1" table:number-rows-repeated="3">
          <table:table-cell table:number-columns-repeated="6"/>
          <table:table-cell table:style-name="ce1" table:number-columns-repeated="3"/>
        </table:table-row>
        <table:table-row table:style-name="ro1">
          <table:table-cell office:value-type="string" calcext:value-type="string">
            <text:p>15-20-20</text:p>
          </table:table-cell>
          <table:table-cell office:value-type="string" calcext:value-type="string">
            <text:p>Makespan</text:p>
          </table:table-cell>
          <table:table-cell table:number-columns-repeated="4"/>
          <table:table-cell table:style-name="ce1" office:value-type="string" calcext:value-type="string" table:number-columns-spanned="2" table:number-rows-spanned="1">
            <text:p>Improvement to mfcmTSP</text:p>
          </table:table-cell>
          <table:covered-table-cell table:style-name="ce1"/>
          <table:table-cell table:style-name="ce1"/>
        </table:table-row>
        <table:table-row table:style-name="ro1">
          <table:table-cell office:value-type="string" calcext:value-type="string">
            <text:p>instance id</text:p>
          </table:table-cell>
          <table:table-cell office:value-type="string" calcext:value-type="string">
            <text:p>mfcmTSP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ACO</text:p>
          </table:table-cell>
          <table:table-cell/>
          <table:table-cell table:style-name="ce1" office:value-type="string" calcext:value-type="string">
            <text:p>MD-mfcmTSP</text:p>
          </table:table-cell>
          <table:table-cell table:style-name="ce1"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8.95" calcext:value-type="float">
            <text:p>378.95</text:p>
          </table:table-cell>
          <table:table-cell office:value-type="float" office:value="362.44" calcext:value-type="float">
            <text:p>362.44</text:p>
          </table:table-cell>
          <table:table-cell office:value-type="float" office:value="265.71" calcext:value-type="float">
            <text:p>265.71</text:p>
          </table:table-cell>
          <table:table-cell office:value-type="float" office:value="209.11" calcext:value-type="float">
            <text:p>209.11</text:p>
          </table:table-cell>
          <table:table-cell/>
          <table:table-cell table:style-name="ce1" table:formula="of:=([.$B26]-[.C26])/[.$B26]*100" office:value-type="float" office:value="4.35677530017152" calcext:value-type="float">
            <text:p>4.357</text:p>
          </table:table-cell>
          <table:table-cell table:style-name="ce1" table:formula="of:=([.$B26]-[.D26])/[.$B26]*100" office:value-type="float" office:value="29.8825702599288" calcext:value-type="float">
            <text:p>29.883</text:p>
          </table:table-cell>
          <table:table-cell table:style-name="ce1" table:formula="of:=([.$B26]-[.E26])/[.$B26]*100" office:value-type="float" office:value="44.8185776487663" calcext:value-type="float">
            <text:p>44.8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9.5" calcext:value-type="float">
            <text:p>429.5</text:p>
          </table:table-cell>
          <table:table-cell office:value-type="float" office:value="348.83" calcext:value-type="float">
            <text:p>348.83</text:p>
          </table:table-cell>
          <table:table-cell office:value-type="float" office:value="244.62" calcext:value-type="float">
            <text:p>244.62</text:p>
          </table:table-cell>
          <table:table-cell office:value-type="float" office:value="203.21" calcext:value-type="float">
            <text:p>203.21</text:p>
          </table:table-cell>
          <table:table-cell/>
          <table:table-cell table:style-name="ce1" table:formula="of:=([.$B27]-[.C27])/[.$B27]*100" office:value-type="float" office:value="18.7823050058207" calcext:value-type="float">
            <text:p>18.782</text:p>
          </table:table-cell>
          <table:table-cell table:style-name="ce1" table:formula="of:=([.$B27]-[.D27])/[.$B27]*100" office:value-type="float" office:value="43.0454016298021" calcext:value-type="float">
            <text:p>43.045</text:p>
          </table:table-cell>
          <table:table-cell table:style-name="ce1" table:formula="of:=([.$B27]-[.E27])/[.$B27]*100" office:value-type="float" office:value="52.6868451688009" calcext:value-type="float">
            <text:p>52.6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6.82" calcext:value-type="float">
            <text:p>366.82</text:p>
          </table:table-cell>
          <table:table-cell office:value-type="float" office:value="315.04" calcext:value-type="float">
            <text:p>315.04</text:p>
          </table:table-cell>
          <table:table-cell office:value-type="float" office:value="254.95" calcext:value-type="float">
            <text:p>254.95</text:p>
          </table:table-cell>
          <table:table-cell office:value-type="float" office:value="202.84" calcext:value-type="float">
            <text:p>202.84</text:p>
          </table:table-cell>
          <table:table-cell/>
          <table:table-cell table:style-name="ce1" table:formula="of:=([.$B28]-[.C28])/[.$B28]*100" office:value-type="float" office:value="14.1159151627501" calcext:value-type="float">
            <text:p>14.116</text:p>
          </table:table-cell>
          <table:table-cell table:style-name="ce1" table:formula="of:=([.$B28]-[.D28])/[.$B28]*100" office:value-type="float" office:value="30.4972466059648" calcext:value-type="float">
            <text:p>30.497</text:p>
          </table:table-cell>
          <table:table-cell table:style-name="ce1" table:formula="of:=([.$B28]-[.E28])/[.$B28]*100" office:value-type="float" office:value="44.7031241480835" calcext:value-type="float">
            <text:p>44.7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0.02" calcext:value-type="float">
            <text:p>910.02</text:p>
          </table:table-cell>
          <table:table-cell office:value-type="float" office:value="774.76" calcext:value-type="float">
            <text:p>774.76</text:p>
          </table:table-cell>
          <table:table-cell office:value-type="float" office:value="718.14" calcext:value-type="float">
            <text:p>718.14</text:p>
          </table:table-cell>
          <table:table-cell office:value-type="float" office:value="644.53" calcext:value-type="float">
            <text:p>644.53</text:p>
          </table:table-cell>
          <table:table-cell/>
          <table:table-cell table:style-name="ce1" table:formula="of:=([.$B29]-[.C29])/[.$B29]*100" office:value-type="float" office:value="14.8634095953935" calcext:value-type="float">
            <text:p>14.863</text:p>
          </table:table-cell>
          <table:table-cell table:style-name="ce1" table:formula="of:=([.$B29]-[.D29])/[.$B29]*100" office:value-type="float" office:value="21.0852508736072" calcext:value-type="float">
            <text:p>21.085</text:p>
          </table:table-cell>
          <table:table-cell table:style-name="ce1" table:formula="of:=([.$B29]-[.E29])/[.$B29]*100" office:value-type="float" office:value="29.174084086064" calcext:value-type="float">
            <text:p>29.1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71.62" calcext:value-type="float">
            <text:p>971.62</text:p>
          </table:table-cell>
          <table:table-cell office:value-type="float" office:value="805.34" calcext:value-type="float">
            <text:p>805.34</text:p>
          </table:table-cell>
          <table:table-cell office:value-type="float" office:value="760.69" calcext:value-type="float">
            <text:p>760.69</text:p>
          </table:table-cell>
          <table:table-cell office:value-type="float" office:value="626.27" calcext:value-type="float">
            <text:p>626.27</text:p>
          </table:table-cell>
          <table:table-cell/>
          <table:table-cell table:style-name="ce1" table:formula="of:=([.$B30]-[.C30])/[.$B30]*100" office:value-type="float" office:value="17.1136864206171" calcext:value-type="float">
            <text:p>17.114</text:p>
          </table:table-cell>
          <table:table-cell table:style-name="ce1" table:formula="of:=([.$B30]-[.D30])/[.$B30]*100" office:value-type="float" office:value="21.7091043823717" calcext:value-type="float">
            <text:p>21.709</text:p>
          </table:table-cell>
          <table:table-cell table:style-name="ce1" table:formula="of:=([.$B30]-[.E30])/[.$B30]*100" office:value-type="float" office:value="35.5437310882856" calcext:value-type="float">
            <text:p>35.5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3.18" calcext:value-type="float">
            <text:p>743.18</text:p>
          </table:table-cell>
          <table:table-cell office:value-type="float" office:value="633.7" calcext:value-type="float">
            <text:p>633.7</text:p>
          </table:table-cell>
          <table:table-cell office:value-type="float" office:value="466.48" calcext:value-type="float">
            <text:p>466.48</text:p>
          </table:table-cell>
          <table:table-cell office:value-type="float" office:value="395.97" calcext:value-type="float">
            <text:p>395.97</text:p>
          </table:table-cell>
          <table:table-cell/>
          <table:table-cell table:style-name="ce1" table:formula="of:=([.$B31]-[.C31])/[.$B31]*100" office:value-type="float" office:value="14.7312898624828" calcext:value-type="float">
            <text:p>14.731</text:p>
          </table:table-cell>
          <table:table-cell table:style-name="ce1" table:formula="of:=([.$B31]-[.D31])/[.$B31]*100" office:value-type="float" office:value="37.2318953685514" calcext:value-type="float">
            <text:p>37.232</text:p>
          </table:table-cell>
          <table:table-cell table:style-name="ce1" table:formula="of:=([.$B31]-[.E31])/[.$B31]*100" office:value-type="float" office:value="46.7195026776824" calcext:value-type="float">
            <text:p>46.7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6.87" calcext:value-type="float">
            <text:p>596.87</text:p>
          </table:table-cell>
          <table:table-cell office:value-type="float" office:value="420.02" calcext:value-type="float">
            <text:p>420.02</text:p>
          </table:table-cell>
          <table:table-cell office:value-type="float" office:value="413.66" calcext:value-type="float">
            <text:p>413.66</text:p>
          </table:table-cell>
          <table:table-cell office:value-type="float" office:value="302.03" calcext:value-type="float">
            <text:p>302.03</text:p>
          </table:table-cell>
          <table:table-cell/>
          <table:table-cell table:style-name="ce1" table:formula="of:=([.$B32]-[.C32])/[.$B32]*100" office:value-type="float" office:value="29.6295675775294" calcext:value-type="float">
            <text:p>29.630</text:p>
          </table:table-cell>
          <table:table-cell table:style-name="ce1" table:formula="of:=([.$B32]-[.D32])/[.$B32]*100" office:value-type="float" office:value="30.6951262418952" calcext:value-type="float">
            <text:p>30.695</text:p>
          </table:table-cell>
          <table:table-cell table:style-name="ce1" table:formula="of:=([.$B32]-[.E32])/[.$B32]*100" office:value-type="float" office:value="49.3976912895606" calcext:value-type="float">
            <text:p>49.3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27.83" calcext:value-type="float">
            <text:p>4427.83</text:p>
          </table:table-cell>
          <table:table-cell office:value-type="float" office:value="3615.38" calcext:value-type="float">
            <text:p>3615.38</text:p>
          </table:table-cell>
          <table:table-cell office:value-type="float" office:value="3330.71" calcext:value-type="float">
            <text:p>3330.71</text:p>
          </table:table-cell>
          <table:table-cell office:value-type="float" office:value="2980.82" calcext:value-type="float">
            <text:p>2980.82</text:p>
          </table:table-cell>
          <table:table-cell/>
          <table:table-cell table:style-name="ce1" table:formula="of:=([.$B33]-[.C33])/[.$B33]*100" office:value-type="float" office:value="18.3487170916679" calcext:value-type="float">
            <text:p>18.349</text:p>
          </table:table-cell>
          <table:table-cell table:style-name="ce1" table:formula="of:=([.$B33]-[.D33])/[.$B33]*100" office:value-type="float" office:value="24.777825706949" calcext:value-type="float">
            <text:p>24.778</text:p>
          </table:table-cell>
          <table:table-cell table:style-name="ce1" table:formula="of:=([.$B33]-[.E33])/[.$B33]*100" office:value-type="float" office:value="32.6798906010393" calcext:value-type="float">
            <text:p>32.6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18.58" calcext:value-type="float">
            <text:p>2918.58</text:p>
          </table:table-cell>
          <table:table-cell office:value-type="float" office:value="2654.18" calcext:value-type="float">
            <text:p>2654.18</text:p>
          </table:table-cell>
          <table:table-cell office:value-type="float" office:value="2185.93" calcext:value-type="float">
            <text:p>2185.93</text:p>
          </table:table-cell>
          <table:table-cell office:value-type="float" office:value="1878.13" calcext:value-type="float">
            <text:p>1878.13</text:p>
          </table:table-cell>
          <table:table-cell/>
          <table:table-cell table:style-name="ce1" table:formula="of:=([.$B34]-[.C34])/[.$B34]*100" office:value-type="float" office:value="9.05920002192848" calcext:value-type="float">
            <text:p>9.059</text:p>
          </table:table-cell>
          <table:table-cell table:style-name="ce1" table:formula="of:=([.$B34]-[.D34])/[.$B34]*100" office:value-type="float" office:value="25.1029610289936" calcext:value-type="float">
            <text:p>25.103</text:p>
          </table:table-cell>
          <table:table-cell table:style-name="ce1" table:formula="of:=([.$B34]-[.E34])/[.$B34]*100" office:value-type="float" office:value="35.6491855628422" calcext:value-type="float">
            <text:p>35.6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85.88" calcext:value-type="float">
            <text:p>2485.88</text:p>
          </table:table-cell>
          <table:table-cell office:value-type="float" office:value="1836.8" calcext:value-type="float">
            <text:p>1836.8</text:p>
          </table:table-cell>
          <table:table-cell office:value-type="float" office:value="1651.85" calcext:value-type="float">
            <text:p>1651.85</text:p>
          </table:table-cell>
          <table:table-cell office:value-type="float" office:value="1448.47" calcext:value-type="float">
            <text:p>1448.47</text:p>
          </table:table-cell>
          <table:table-cell/>
          <table:table-cell table:style-name="ce1" table:formula="of:=([.$B35]-[.C35])/[.$B35]*100" office:value-type="float" office:value="26.1106730815647" calcext:value-type="float">
            <text:p>26.111</text:p>
          </table:table-cell>
          <table:table-cell table:style-name="ce1" table:formula="of:=([.$B35]-[.D35])/[.$B35]*100" office:value-type="float" office:value="33.550694321528" calcext:value-type="float">
            <text:p>33.551</text:p>
          </table:table-cell>
          <table:table-cell table:style-name="ce1" table:formula="of:=([.$B35]-[.E35])/[.$B35]*100" office:value-type="float" office:value="41.7321029172768" calcext:value-type="float">
            <text:p>41.7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72.68" calcext:value-type="float">
            <text:p>1672.68</text:p>
          </table:table-cell>
          <table:table-cell office:value-type="float" office:value="1415.11" calcext:value-type="float">
            <text:p>1415.11</text:p>
          </table:table-cell>
          <table:table-cell office:value-type="float" office:value="1234.9" calcext:value-type="float">
            <text:p>1234.9</text:p>
          </table:table-cell>
          <table:table-cell office:value-type="float" office:value="1114.9" calcext:value-type="float">
            <text:p>1114.9</text:p>
          </table:table-cell>
          <table:table-cell/>
          <table:table-cell table:style-name="ce1" table:formula="of:=([.$B36]-[.C36])/[.$B36]*100" office:value-type="float" office:value="15.3986417007437" calcext:value-type="float">
            <text:p>15.399</text:p>
          </table:table-cell>
          <table:table-cell table:style-name="ce1" table:formula="of:=([.$B36]-[.D36])/[.$B36]*100" office:value-type="float" office:value="26.1723700887199" calcext:value-type="float">
            <text:p>26.172</text:p>
          </table:table-cell>
          <table:table-cell table:style-name="ce1" table:formula="of:=([.$B36]-[.E36])/[.$B36]*100" office:value-type="float" office:value="33.3464858789488" calcext:value-type="float">
            <text:p>33.346</text:p>
          </table:table-cell>
        </table:table-row>
        <table:table-row table:style-name="ro1">
          <table:table-cell table:number-columns-repeated="6"/>
          <table:table-cell table:style-name="ce1" table:number-columns-repeated="3"/>
        </table:table-row>
        <table:table-row table:style-name="ro1">
          <table:table-cell office:value-type="string" calcext:value-type="string">
            <text:p>instance id</text:p>
          </table:table-cell>
          <table:table-cell table:number-columns-repeated="5"/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46.86" calcext:value-type="float">
            <text:p>2546.86</text:p>
          </table:table-cell>
          <table:table-cell office:value-type="float" office:value="2093.85" calcext:value-type="float">
            <text:p>2093.85</text:p>
          </table:table-cell>
          <table:table-cell office:value-type="float" office:value="1807.05" calcext:value-type="float">
            <text:p>1807.05</text:p>
          </table:table-cell>
          <table:table-cell office:value-type="float" office:value="1780.21" calcext:value-type="float">
            <text:p>1780.21</text:p>
          </table:table-cell>
          <table:table-cell/>
          <table:table-cell table:style-name="ce1" table:formula="of:=([.$B39]-[.C39])/[.$B39]*100" office:value-type="float" office:value="17.7870004633156" calcext:value-type="float">
            <text:p>17.787</text:p>
          </table:table-cell>
          <table:table-cell table:style-name="ce1" table:formula="of:=([.$B39]-[.D39])/[.$B39]*100" office:value-type="float" office:value="29.0479256810347" calcext:value-type="float">
            <text:p>29.048</text:p>
          </table:table-cell>
          <table:table-cell table:style-name="ce1" table:formula="of:=([.$B39]-[.E39])/[.$B39]*100" office:value-type="float" office:value="30.1017723785367" calcext:value-type="float">
            <text:p>30.1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05.44" calcext:value-type="float">
            <text:p>2405.44</text:p>
          </table:table-cell>
          <table:table-cell office:value-type="float" office:value="2064" calcext:value-type="float">
            <text:p>2064</text:p>
          </table:table-cell>
          <table:table-cell office:value-type="float" office:value="1877.6" calcext:value-type="float">
            <text:p>1877.6</text:p>
          </table:table-cell>
          <table:table-cell office:value-type="float" office:value="1826.29" calcext:value-type="float">
            <text:p>1826.29</text:p>
          </table:table-cell>
          <table:table-cell/>
          <table:table-cell table:style-name="ce1" table:formula="of:=([.$B40]-[.C40])/[.$B40]*100" office:value-type="float" office:value="14.1944924837036" calcext:value-type="float">
            <text:p>14.194</text:p>
          </table:table-cell>
          <table:table-cell table:style-name="ce1" table:formula="of:=([.$B40]-[.D40])/[.$B40]*100" office:value-type="float" office:value="21.9435945190901" calcext:value-type="float">
            <text:p>21.944</text:p>
          </table:table-cell>
          <table:table-cell table:style-name="ce1" table:formula="of:=([.$B40]-[.E40])/[.$B40]*100" office:value-type="float" office:value="24.076676200612" calcext:value-type="float">
            <text:p>24.0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76.84" calcext:value-type="float">
            <text:p>2176.84</text:p>
          </table:table-cell>
          <table:table-cell office:value-type="float" office:value="1882.29" calcext:value-type="float">
            <text:p>1882.29</text:p>
          </table:table-cell>
          <table:table-cell office:value-type="float" office:value="1598.19" calcext:value-type="float">
            <text:p>1598.19</text:p>
          </table:table-cell>
          <table:table-cell office:value-type="float" office:value="1527.89" calcext:value-type="float">
            <text:p>1527.89</text:p>
          </table:table-cell>
          <table:table-cell/>
          <table:table-cell table:style-name="ce1" table:formula="of:=([.$B41]-[.C41])/[.$B41]*100" office:value-type="float" office:value="13.5310817515297" calcext:value-type="float">
            <text:p>13.531</text:p>
          </table:table-cell>
          <table:table-cell table:style-name="ce1" table:formula="of:=([.$B41]-[.D41])/[.$B41]*100" office:value-type="float" office:value="26.5821098473016" calcext:value-type="float">
            <text:p>26.582</text:p>
          </table:table-cell>
          <table:table-cell table:style-name="ce1" table:formula="of:=([.$B41]-[.E41])/[.$B41]*100" office:value-type="float" office:value="29.8115617133092" calcext:value-type="float">
            <text:p>29.8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80.39" calcext:value-type="float">
            <text:p>4280.39</text:p>
          </table:table-cell>
          <table:table-cell office:value-type="float" office:value="3853.89" calcext:value-type="float">
            <text:p>3853.89</text:p>
          </table:table-cell>
          <table:table-cell office:value-type="float" office:value="3592.36" calcext:value-type="float">
            <text:p>3592.36</text:p>
          </table:table-cell>
          <table:table-cell office:value-type="float" office:value="4391.44" calcext:value-type="float">
            <text:p>4391.44</text:p>
          </table:table-cell>
          <table:table-cell/>
          <table:table-cell table:style-name="ce1" table:formula="of:=([.$B42]-[.C42])/[.$B42]*100" office:value-type="float" office:value="9.96404533231786" calcext:value-type="float">
            <text:p>9.964</text:p>
          </table:table-cell>
          <table:table-cell table:style-name="ce1" table:formula="of:=([.$B42]-[.D42])/[.$B42]*100" office:value-type="float" office:value="16.0740026025666" calcext:value-type="float">
            <text:p>16.074</text:p>
          </table:table-cell>
          <table:table-cell table:style-name="ce1" table:formula="of:=([.$B42]-[.E42])/[.$B42]*100" office:value-type="float" office:value="-2.59438976354957" calcext:value-type="float">
            <text:p>-2.5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27.55" calcext:value-type="float">
            <text:p>3227.55</text:p>
          </table:table-cell>
          <table:table-cell office:value-type="float" office:value="2817.95" calcext:value-type="float">
            <text:p>2817.95</text:p>
          </table:table-cell>
          <table:table-cell office:value-type="float" office:value="2504.78" calcext:value-type="float">
            <text:p>2504.78</text:p>
          </table:table-cell>
          <table:table-cell office:value-type="float" office:value="3068.08" calcext:value-type="float">
            <text:p>3068.08</text:p>
          </table:table-cell>
          <table:table-cell/>
          <table:table-cell table:style-name="ce1" table:formula="of:=([.$B43]-[.C43])/[.$B43]*100" office:value-type="float" office:value="12.6907406546762" calcext:value-type="float">
            <text:p>12.691</text:p>
          </table:table-cell>
          <table:table-cell table:style-name="ce1" table:formula="of:=([.$B43]-[.D43])/[.$B43]*100" office:value-type="float" office:value="22.3937661693854" calcext:value-type="float">
            <text:p>22.394</text:p>
          </table:table-cell>
          <table:table-cell table:style-name="ce1" table:formula="of:=([.$B43]-[.E43])/[.$B43]*100" office:value-type="float" office:value="4.94089944385061" calcext:value-type="float">
            <text:p>4.941</text:p>
          </table:table-cell>
        </table:table-row>
        <table:table-row table:style-name="ro1" table:number-rows-repeated="4">
          <table:table-cell table:number-columns-repeated="6"/>
          <table:table-cell table:style-name="ce1" table:number-columns-repeated="3"/>
        </table:table-row>
        <table:table-row table:style-name="ro1">
          <table:table-cell office:value-type="string" calcext:value-type="string">
            <text:p>15-20-30</text:p>
          </table:table-cell>
          <table:table-cell office:value-type="string" calcext:value-type="string">
            <text:p>Makespan</text:p>
          </table:table-cell>
          <table:table-cell table:number-columns-repeated="4"/>
          <table:table-cell table:style-name="ce1" office:value-type="string" calcext:value-type="string" table:number-columns-spanned="2" table:number-rows-spanned="1">
            <text:p>Improvement to mfcmTSP</text:p>
          </table:table-cell>
          <table:covered-table-cell table:style-name="ce1"/>
          <table:table-cell table:style-name="ce1"/>
        </table:table-row>
        <table:table-row table:style-name="ro1">
          <table:table-cell office:value-type="string" calcext:value-type="string">
            <text:p>instance id</text:p>
          </table:table-cell>
          <table:table-cell office:value-type="string" calcext:value-type="string">
            <text:p>mfcmTSP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ACO</text:p>
          </table:table-cell>
          <table:table-cell/>
          <table:table-cell table:style-name="ce1" office:value-type="string" calcext:value-type="string">
            <text:p>MD-mfcmTSP</text:p>
          </table:table-cell>
          <table:table-cell table:style-name="ce1"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0.5" calcext:value-type="float">
            <text:p>410.5</text:p>
          </table:table-cell>
          <table:table-cell office:value-type="float" office:value="292.95" calcext:value-type="float">
            <text:p>292.95</text:p>
          </table:table-cell>
          <table:table-cell office:value-type="float" office:value="240.81" calcext:value-type="float">
            <text:p>240.81</text:p>
          </table:table-cell>
          <table:table-cell office:value-type="float" office:value="195.35" calcext:value-type="float">
            <text:p>195.35</text:p>
          </table:table-cell>
          <table:table-cell/>
          <table:table-cell table:style-name="ce1" table:formula="of:=([.$B50]-[.C50])/[.$B50]*100" office:value-type="float" office:value="28.6358099878197" calcext:value-type="float">
            <text:p>28.636</text:p>
          </table:table-cell>
          <table:table-cell table:style-name="ce1" table:formula="of:=([.$B50]-[.D50])/[.$B50]*100" office:value-type="float" office:value="41.3373934226553" calcext:value-type="float">
            <text:p>41.337</text:p>
          </table:table-cell>
          <table:table-cell table:style-name="ce1" table:formula="of:=([.$B50]-[.E50])/[.$B50]*100" office:value-type="float" office:value="52.4116930572473" calcext:value-type="float">
            <text:p>52.4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2.31" calcext:value-type="float">
            <text:p>382.31</text:p>
          </table:table-cell>
          <table:table-cell office:value-type="float" office:value="314.64" calcext:value-type="float">
            <text:p>314.64</text:p>
          </table:table-cell>
          <table:table-cell office:value-type="float" office:value="230.97" calcext:value-type="float">
            <text:p>230.97</text:p>
          </table:table-cell>
          <table:table-cell office:value-type="float" office:value="193.96" calcext:value-type="float">
            <text:p>193.96</text:p>
          </table:table-cell>
          <table:table-cell/>
          <table:table-cell table:style-name="ce1" table:formula="of:=([.$B51]-[.C51])/[.$B51]*100" office:value-type="float" office:value="17.7002955716565" calcext:value-type="float">
            <text:p>17.700</text:p>
          </table:table-cell>
          <table:table-cell table:style-name="ce1" table:formula="of:=([.$B51]-[.D51])/[.$B51]*100" office:value-type="float" office:value="39.585676545212" calcext:value-type="float">
            <text:p>39.586</text:p>
          </table:table-cell>
          <table:table-cell table:style-name="ce1" table:formula="of:=([.$B51]-[.E51])/[.$B51]*100" office:value-type="float" office:value="49.2663022154796" calcext:value-type="float">
            <text:p>49.2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7.8" calcext:value-type="float">
            <text:p>347.8</text:p>
          </table:table-cell>
          <table:table-cell office:value-type="float" office:value="267.17" calcext:value-type="float">
            <text:p>267.17</text:p>
          </table:table-cell>
          <table:table-cell office:value-type="float" office:value="233.07" calcext:value-type="float">
            <text:p>233.07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1" table:formula="of:=([.$B52]-[.C52])/[.$B52]*100" office:value-type="float" office:value="23.1828637147786" calcext:value-type="float">
            <text:p>23.183</text:p>
          </table:table-cell>
          <table:table-cell table:style-name="ce1" table:formula="of:=([.$B52]-[.D52])/[.$B52]*100" office:value-type="float" office:value="32.9873490511788" calcext:value-type="float">
            <text:p>32.987</text:p>
          </table:table-cell>
          <table:table-cell table:style-name="ce1" table:formula="of:=([.$B52]-[.E52])/[.$B52]*100" office:value-type="float" office:value="45.3709028177113" calcext:value-type="float">
            <text:p>45.3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4.39" calcext:value-type="float">
            <text:p>884.39</text:p>
          </table:table-cell>
          <table:table-cell office:value-type="float" office:value="713.58" calcext:value-type="float">
            <text:p>713.58</text:p>
          </table:table-cell>
          <table:table-cell office:value-type="float" office:value="656.89" calcext:value-type="float">
            <text:p>656.89</text:p>
          </table:table-cell>
          <table:table-cell office:value-type="float" office:value="595.11" calcext:value-type="float">
            <text:p>595.11</text:p>
          </table:table-cell>
          <table:table-cell/>
          <table:table-cell table:style-name="ce1" table:formula="of:=([.$B53]-[.C53])/[.$B53]*100" office:value-type="float" office:value="19.3138773617974" calcext:value-type="float">
            <text:p>19.314</text:p>
          </table:table-cell>
          <table:table-cell table:style-name="ce1" table:formula="of:=([.$B53]-[.D53])/[.$B53]*100" office:value-type="float" office:value="25.723945318242" calcext:value-type="float">
            <text:p>25.724</text:p>
          </table:table-cell>
          <table:table-cell table:style-name="ce1" table:formula="of:=([.$B53]-[.E53])/[.$B53]*100" office:value-type="float" office:value="32.7095512160925" calcext:value-type="float">
            <text:p>32.7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2.01" calcext:value-type="float">
            <text:p>892.01</text:p>
          </table:table-cell>
          <table:table-cell office:value-type="float" office:value="746.38" calcext:value-type="float">
            <text:p>746.38</text:p>
          </table:table-cell>
          <table:table-cell office:value-type="float" office:value="697.84" calcext:value-type="float">
            <text:p>697.84</text:p>
          </table:table-cell>
          <table:table-cell office:value-type="float" office:value="593.05" calcext:value-type="float">
            <text:p>593.05</text:p>
          </table:table-cell>
          <table:table-cell/>
          <table:table-cell table:style-name="ce1" table:formula="of:=([.$B54]-[.C54])/[.$B54]*100" office:value-type="float" office:value="16.3260501563884" calcext:value-type="float">
            <text:p>16.326</text:p>
          </table:table-cell>
          <table:table-cell table:style-name="ce1" table:formula="of:=([.$B54]-[.D54])/[.$B54]*100" office:value-type="float" office:value="21.7676931872961" calcext:value-type="float">
            <text:p>21.768</text:p>
          </table:table-cell>
          <table:table-cell table:style-name="ce1" table:formula="of:=([.$B54]-[.E54])/[.$B54]*100" office:value-type="float" office:value="33.515319334985" calcext:value-type="float">
            <text:p>33.5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3.18" calcext:value-type="float">
            <text:p>743.18</text:p>
          </table:table-cell>
          <table:table-cell office:value-type="float" office:value="626.25" calcext:value-type="float">
            <text:p>626.25</text:p>
          </table:table-cell>
          <table:table-cell office:value-type="float" office:value="450.92" calcext:value-type="float">
            <text:p>450.92</text:p>
          </table:table-cell>
          <table:table-cell office:value-type="float" office:value="373.69" calcext:value-type="float">
            <text:p>373.69</text:p>
          </table:table-cell>
          <table:table-cell/>
          <table:table-cell table:style-name="ce1" table:formula="of:=([.$B55]-[.C55])/[.$B55]*100" office:value-type="float" office:value="15.7337387981377" calcext:value-type="float">
            <text:p>15.734</text:p>
          </table:table-cell>
          <table:table-cell table:style-name="ce1" table:formula="of:=([.$B55]-[.D55])/[.$B55]*100" office:value-type="float" office:value="39.3256007965769" calcext:value-type="float">
            <text:p>39.326</text:p>
          </table:table-cell>
          <table:table-cell table:style-name="ce1" table:formula="of:=([.$B55]-[.E55])/[.$B55]*100" office:value-type="float" office:value="49.717430501359" calcext:value-type="float">
            <text:p>49.7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5.17" calcext:value-type="float">
            <text:p>465.17</text:p>
          </table:table-cell>
          <table:table-cell office:value-type="float" office:value="403.18" calcext:value-type="float">
            <text:p>403.18</text:p>
          </table:table-cell>
          <table:table-cell office:value-type="float" office:value="365.53" calcext:value-type="float">
            <text:p>365.53</text:p>
          </table:table-cell>
          <table:table-cell office:value-type="float" office:value="289.75" calcext:value-type="float">
            <text:p>289.75</text:p>
          </table:table-cell>
          <table:table-cell/>
          <table:table-cell table:style-name="ce1" table:formula="of:=([.$B56]-[.C56])/[.$B56]*100" office:value-type="float" office:value="13.3263108111013" calcext:value-type="float">
            <text:p>13.326</text:p>
          </table:table-cell>
          <table:table-cell table:style-name="ce1" table:formula="of:=([.$B56]-[.D56])/[.$B56]*100" office:value-type="float" office:value="21.4201259754498" calcext:value-type="float">
            <text:p>21.420</text:p>
          </table:table-cell>
          <table:table-cell table:style-name="ce1" table:formula="of:=([.$B56]-[.E56])/[.$B56]*100" office:value-type="float" office:value="37.7109443859234" calcext:value-type="float">
            <text:p>37.7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30.43" calcext:value-type="float">
            <text:p>4230.43</text:p>
          </table:table-cell>
          <table:table-cell office:value-type="float" office:value="3479.43" calcext:value-type="float">
            <text:p>3479.43</text:p>
          </table:table-cell>
          <table:table-cell office:value-type="float" office:value="3289.03" calcext:value-type="float">
            <text:p>3289.03</text:p>
          </table:table-cell>
          <table:table-cell office:value-type="float" office:value="2801.15" calcext:value-type="float">
            <text:p>2801.15</text:p>
          </table:table-cell>
          <table:table-cell/>
          <table:table-cell table:style-name="ce1" table:formula="of:=([.$B57]-[.C57])/[.$B57]*100" office:value-type="float" office:value="17.7523325052063" calcext:value-type="float">
            <text:p>17.752</text:p>
          </table:table-cell>
          <table:table-cell table:style-name="ce1" table:formula="of:=([.$B57]-[.D57])/[.$B57]*100" office:value-type="float" office:value="22.2530570178445" calcext:value-type="float">
            <text:p>22.253</text:p>
          </table:table-cell>
          <table:table-cell table:style-name="ce1" table:formula="of:=([.$B57]-[.E57])/[.$B57]*100" office:value-type="float" office:value="33.7856908163" calcext:value-type="float">
            <text:p>33.7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31.93" calcext:value-type="float">
            <text:p>2931.93</text:p>
          </table:table-cell>
          <table:table-cell office:value-type="float" office:value="2568.95" calcext:value-type="float">
            <text:p>2568.95</text:p>
          </table:table-cell>
          <table:table-cell office:value-type="float" office:value="2240.49" calcext:value-type="float">
            <text:p>2240.49</text:p>
          </table:table-cell>
          <table:table-cell office:value-type="float" office:value="1765.8" calcext:value-type="float">
            <text:p>1765.8</text:p>
          </table:table-cell>
          <table:table-cell/>
          <table:table-cell table:style-name="ce1" table:formula="of:=([.$B58]-[.C58])/[.$B58]*100" office:value-type="float" office:value="12.380241001661" calcext:value-type="float">
            <text:p>12.380</text:p>
          </table:table-cell>
          <table:table-cell table:style-name="ce1" table:formula="of:=([.$B58]-[.D58])/[.$B58]*100" office:value-type="float" office:value="23.5831005515139" calcext:value-type="float">
            <text:p>23.583</text:p>
          </table:table-cell>
          <table:table-cell table:style-name="ce1" table:formula="of:=([.$B58]-[.E58])/[.$B58]*100" office:value-type="float" office:value="39.7734598029284" calcext:value-type="float">
            <text:p>39.7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92.32" calcext:value-type="float">
            <text:p>2192.32</text:p>
          </table:table-cell>
          <table:table-cell office:value-type="float" office:value="1719.31" calcext:value-type="float">
            <text:p>1719.31</text:p>
          </table:table-cell>
          <table:table-cell office:value-type="float" office:value="1554.9" calcext:value-type="float">
            <text:p>1554.9</text:p>
          </table:table-cell>
          <table:table-cell office:value-type="float" office:value="1341.89" calcext:value-type="float">
            <text:p>1341.89</text:p>
          </table:table-cell>
          <table:table-cell/>
          <table:table-cell table:style-name="ce1" table:formula="of:=([.$B59]-[.C59])/[.$B59]*100" office:value-type="float" office:value="21.575773609692" calcext:value-type="float">
            <text:p>21.576</text:p>
          </table:table-cell>
          <table:table-cell table:style-name="ce1" table:formula="of:=([.$B59]-[.D59])/[.$B59]*100" office:value-type="float" office:value="29.0751350167859" calcext:value-type="float">
            <text:p>29.075</text:p>
          </table:table-cell>
          <table:table-cell table:style-name="ce1" table:formula="of:=([.$B59]-[.E59])/[.$B59]*100" office:value-type="float" office:value="38.7913260837834" calcext:value-type="float">
            <text:p>38.7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90.39" calcext:value-type="float">
            <text:p>1590.39</text:p>
          </table:table-cell>
          <table:table-cell office:value-type="float" office:value="1345.7" calcext:value-type="float">
            <text:p>1345.7</text:p>
          </table:table-cell>
          <table:table-cell office:value-type="float" office:value="1140.61" calcext:value-type="float">
            <text:p>1140.61</text:p>
          </table:table-cell>
          <table:table-cell office:value-type="float" office:value="1035.5" calcext:value-type="float">
            <text:p>1035.5</text:p>
          </table:table-cell>
          <table:table-cell/>
          <table:table-cell table:style-name="ce1" table:formula="of:=([.$B60]-[.C60])/[.$B60]*100" office:value-type="float" office:value="15.3855343657845" calcext:value-type="float">
            <text:p>15.386</text:p>
          </table:table-cell>
          <table:table-cell table:style-name="ce1" table:formula="of:=([.$B60]-[.D60])/[.$B60]*100" office:value-type="float" office:value="28.2811134375845" calcext:value-type="float">
            <text:p>28.281</text:p>
          </table:table-cell>
          <table:table-cell table:style-name="ce1" table:formula="of:=([.$B60]-[.E60])/[.$B60]*100" office:value-type="float" office:value="34.890184168663" calcext:value-type="float">
            <text:p>34.890</text:p>
          </table:table-cell>
        </table:table-row>
        <table:table-row table:style-name="ro1">
          <table:table-cell table:number-columns-repeated="6"/>
          <table:table-cell table:style-name="ce1" table:number-columns-repeated="3"/>
        </table:table-row>
        <table:table-row table:style-name="ro1">
          <table:table-cell office:value-type="string" calcext:value-type="string">
            <text:p>instance id</text:p>
          </table:table-cell>
          <table:table-cell table:number-columns-repeated="5"/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54.15" calcext:value-type="float">
            <text:p>2554.15</text:p>
          </table:table-cell>
          <table:table-cell office:value-type="float" office:value="2020.62" calcext:value-type="float">
            <text:p>2020.62</text:p>
          </table:table-cell>
          <table:table-cell office:value-type="float" office:value="1747.61" calcext:value-type="float">
            <text:p>1747.61</text:p>
          </table:table-cell>
          <table:table-cell office:value-type="float" office:value="1723" calcext:value-type="float">
            <text:p>1723</text:p>
          </table:table-cell>
          <table:table-cell/>
          <table:table-cell table:style-name="ce1" table:formula="of:=([.$B63]-[.C63])/[.$B63]*100" office:value-type="float" office:value="20.8887496818903" calcext:value-type="float">
            <text:p>20.889</text:p>
          </table:table-cell>
          <table:table-cell table:style-name="ce1" table:formula="of:=([.$B63]-[.D63])/[.$B63]*100" office:value-type="float" office:value="31.5776285652761" calcext:value-type="float">
            <text:p>31.578</text:p>
          </table:table-cell>
          <table:table-cell table:style-name="ce1" table:formula="of:=([.$B63]-[.E63])/[.$B63]*100" office:value-type="float" office:value="32.5411585067439" calcext:value-type="float">
            <text:p>32.5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46.87" calcext:value-type="float">
            <text:p>2346.87</text:p>
          </table:table-cell>
          <table:table-cell office:value-type="float" office:value="1897.13" calcext:value-type="float">
            <text:p>1897.13</text:p>
          </table:table-cell>
          <table:table-cell office:value-type="float" office:value="1744.02" calcext:value-type="float">
            <text:p>1744.02</text:p>
          </table:table-cell>
          <table:table-cell office:value-type="float" office:value="1753.06" calcext:value-type="float">
            <text:p>1753.06</text:p>
          </table:table-cell>
          <table:table-cell/>
          <table:table-cell table:style-name="ce1" table:formula="of:=([.$B64]-[.C64])/[.$B64]*100" office:value-type="float" office:value="19.163396353441" calcext:value-type="float">
            <text:p>19.163</text:p>
          </table:table-cell>
          <table:table-cell table:style-name="ce1" table:formula="of:=([.$B64]-[.D64])/[.$B64]*100" office:value-type="float" office:value="25.6874049265618" calcext:value-type="float">
            <text:p>25.687</text:p>
          </table:table-cell>
          <table:table-cell table:style-name="ce1" table:formula="of:=([.$B64]-[.E64])/[.$B64]*100" office:value-type="float" office:value="25.3022110300102" calcext:value-type="float">
            <text:p>25.3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69.1" calcext:value-type="float">
            <text:p>2069.1</text:p>
          </table:table-cell>
          <table:table-cell office:value-type="float" office:value="1728.93" calcext:value-type="float">
            <text:p>1728.93</text:p>
          </table:table-cell>
          <table:table-cell office:value-type="float" office:value="1460.24" calcext:value-type="float">
            <text:p>1460.24</text:p>
          </table:table-cell>
          <table:table-cell office:value-type="float" office:value="1438.99" calcext:value-type="float">
            <text:p>1438.99</text:p>
          </table:table-cell>
          <table:table-cell/>
          <table:table-cell table:style-name="ce1" table:formula="of:=([.$B65]-[.C65])/[.$B65]*100" office:value-type="float" office:value="16.440481368711" calcext:value-type="float">
            <text:p>16.440</text:p>
          </table:table-cell>
          <table:table-cell table:style-name="ce1" table:formula="of:=([.$B65]-[.D65])/[.$B65]*100" office:value-type="float" office:value="29.4263206224929" calcext:value-type="float">
            <text:p>29.426</text:p>
          </table:table-cell>
          <table:table-cell table:style-name="ce1" table:formula="of:=([.$B65]-[.E65])/[.$B65]*100" office:value-type="float" office:value="30.4533371997487" calcext:value-type="float">
            <text:p>30.4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44.22" calcext:value-type="float">
            <text:p>4244.22</text:p>
          </table:table-cell>
          <table:table-cell office:value-type="float" office:value="3719.55" calcext:value-type="float">
            <text:p>3719.55</text:p>
          </table:table-cell>
          <table:table-cell office:value-type="float" office:value="3392.6" calcext:value-type="float">
            <text:p>3392.6</text:p>
          </table:table-cell>
          <table:table-cell office:value-type="float" office:value="4250.11" calcext:value-type="float">
            <text:p>4250.11</text:p>
          </table:table-cell>
          <table:table-cell/>
          <table:table-cell table:style-name="ce1" table:formula="of:=([.$B66]-[.C66])/[.$B66]*100" office:value-type="float" office:value="12.3619887753227" calcext:value-type="float">
            <text:p>12.362</text:p>
          </table:table-cell>
          <table:table-cell table:style-name="ce1" table:formula="of:=([.$B66]-[.D66])/[.$B66]*100" office:value-type="float" office:value="20.0654066000349" calcext:value-type="float">
            <text:p>20.065</text:p>
          </table:table-cell>
          <table:table-cell table:style-name="ce1" table:formula="of:=([.$B66]-[.E66])/[.$B66]*100" office:value-type="float" office:value="-0.138776971975991" calcext:value-type="float">
            <text:p>-0.1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48.49" calcext:value-type="float">
            <text:p>3148.49</text:p>
          </table:table-cell>
          <table:table-cell office:value-type="float" office:value="2787.5" calcext:value-type="float">
            <text:p>2787.5</text:p>
          </table:table-cell>
          <table:table-cell office:value-type="float" office:value="2434.34" calcext:value-type="float">
            <text:p>2434.34</text:p>
          </table:table-cell>
          <table:table-cell office:value-type="float" office:value="2994.14" calcext:value-type="float">
            <text:p>2994.14</text:p>
          </table:table-cell>
          <table:table-cell/>
          <table:table-cell table:style-name="ce1" table:formula="of:=([.$B67]-[.C67])/[.$B67]*100" office:value-type="float" office:value="11.465496158476" calcext:value-type="float">
            <text:p>11.465</text:p>
          </table:table-cell>
          <table:table-cell table:style-name="ce1" table:formula="of:=([.$B67]-[.D67])/[.$B67]*100" office:value-type="float" office:value="22.6823016747711" calcext:value-type="float">
            <text:p>22.682</text:p>
          </table:table-cell>
          <table:table-cell table:style-name="ce1" table:formula="of:=([.$B67]-[.E67])/[.$B67]*100" office:value-type="float" office:value="4.90235001540421" calcext:value-type="float">
            <text:p>4.902</text:p>
          </table:table-cell>
        </table:table-row>
        <table:table-row table:style-name="ro1" table:number-rows-repeated="23">
          <table:table-cell table:number-columns-repeated="9"/>
        </table:table-row>
        <table:table-row table:style-name="ro1">
          <table:table-cell>
            <draw:frame draw:z-index="1" draw:style-name="gr1" draw:text-style-name="P1" svg:width="6.4744in" svg:height="3.2067in" svg:x="0.4051in" svg:y="0.1382in">
              <draw:object draw:notify-on-update-of-ranges="Sheet1.G25:Sheet1.G25 Sheet1.G26:Sheet1.G36 Sheet1.H25:Sheet1.H25 Sheet1.H26:Sheet1.H36 Sheet1.I25:Sheet1.I25 Sheet1.I26:Sheet1.I3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20">
          <table:table-cell table:number-columns-repeated="9"/>
        </table:table-row>
        <table:table-row table:style-name="ro1">
          <table:table-cell>
            <draw:frame draw:z-index="2" draw:style-name="gr1" draw:text-style-name="P1" svg:width="6.4748in" svg:height="3.2071in" svg:x="0.422in" svg:y="0.0071in">
              <draw:object draw:notify-on-update-of-ranges="Sheet1.G49:Sheet1.G49 Sheet1.G50:Sheet1.G60 Sheet1.H49:Sheet1.H49 Sheet1.H50:Sheet1.H60 Sheet1.I49:Sheet1.I49 Sheet1.I50:Sheet1.I6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20">
          <table:table-cell table:number-columns-repeated="9"/>
        </table:table-row>
        <table:table-row table:style-name="ro1">
          <table:table-cell>
            <draw:frame draw:z-index="3" draw:style-name="gr1" draw:text-style-name="P1" svg:width="6.4748in" svg:height="3.2071in" svg:x="0.4142in" svg:y="0.1035in">
              <draw:object draw:notify-on-update-of-ranges="Sheet1.G15:Sheet1.G15 Sheet1.G16:Sheet1.G20 Sheet1.H15:Sheet1.H15 Sheet1.H16:Sheet1.H20 Sheet1.I15:Sheet1.I15 Sheet1.I16:Sheet1.I2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20">
          <table:table-cell table:number-columns-repeated="9"/>
        </table:table-row>
        <table:table-row table:style-name="ro1">
          <table:table-cell>
            <draw:frame draw:z-index="4" draw:style-name="gr1" draw:text-style-name="P1" svg:width="6.4748in" svg:height="3.2071in" svg:x="0.4126in" svg:y="0.126in">
              <draw:object draw:notify-on-update-of-ranges="Sheet1.G38:Sheet1.G38 Sheet1.G39:Sheet1.G43 Sheet1.H38:Sheet1.H38 Sheet1.H39:Sheet1.H43 Sheet1.I38:Sheet1.I38 Sheet1.I39:Sheet1.I43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22">
          <table:table-cell table:number-columns-repeated="9"/>
        </table:table-row>
        <table:table-row table:style-name="ro1">
          <table:table-cell>
            <draw:frame draw:z-index="5" draw:style-name="gr1" draw:text-style-name="P1" svg:width="6.4748in" svg:height="3.2071in" svg:x="0.4154in" svg:y="0.0224in">
              <draw:object draw:notify-on-update-of-ranges="Sheet1.G62:Sheet1.G62 Sheet1.G63:Sheet1.G67 Sheet1.H62:Sheet1.H62 Sheet1.H63:Sheet1.H67 Sheet1.I62:Sheet1.I62 Sheet1.I63:Sheet1.I67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1">00/00/0000</text:date>, <text:time style:data-style-name="N2" text:time-value="13:29:36.0698902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1T17:53:12.942413162</meta:creation-date>
    <meta:generator>LibreOffice/24.2.5.2$Linux_X86_64 LibreOffice_project/420$Build-2</meta:generator>
    <dc:date>2024-08-31T16:22:45.660593617</dc:date>
    <meta:editing-duration>PT3H46M55S</meta:editing-duration>
    <meta:editing-cycles>42</meta:editing-cycles>
    <meta:print-date>2024-08-30T13:23:50.640603667</meta:print-date>
    <meta:printed-by>PDF files</meta:printed-by>
    <meta:document-statistic meta:table-count="1" meta:cell-count="429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55" chart:origin="0" chart:interval-major="5" chart:interval-minor-divisor="5" chart:reverse-direction="false" text:line-break="false" loext:try-staggering-first="false" chart:link-data-style-to-source="fals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352cm" svg:height="8.366cm" xlink:href=".." xlink:type="simple" chart:class="chart:bar" chart:style-name="ch1">
        <chart:legend chart:legend-position="top" svg:x="4.236cm" svg:y="0.185cm" style:legend-expansion="wide" chart:style-name="ch2"/>
        <chart:plot-area chart:style-name="ch3" table:cell-range-address="Sheet1.G2:Sheet1.I13" chart:data-source-has-labels="row" svg:x="1.338cm" svg:y="0.95cm" svg:width="14.687cm" svg:height="6.268cm">
          <chart:coordinate-region svg:x="1.959cm" svg:y="1.149cm" svg:width="14.066cm" svg:height="5.422cm"/>
          <chart:axis chart:dimension="x" chart:name="primary-x" chart:style-name="ch4">
            <chart:title svg:x="7.433cm" svg:y="7.385cm" chart:style-name="ch5">
              <text:p>Instances - small</text:p>
            </chart:title>
          </chart:axis>
          <chart:axis chart:dimension="y" chart:name="primary-y" chart:style-name="ch6">
            <chart:title svg:x="0.451cm" svg:y="5.358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3:Sheet1.G13" chart:label-cell-address="Sheet1.G2:Sheet1.G2" chart:class="chart:bar">
            <chart:data-point chart:repeated="11"/>
          </chart:series>
          <chart:series chart:style-name="ch10" chart:values-cell-range-address="Sheet1.H3:Sheet1.H13" chart:label-cell-address="Sheet1.H2:Sheet1.H2" chart:class="chart:bar">
            <chart:data-point chart:repeated="11"/>
          </chart:series>
          <chart:series chart:style-name="ch11" chart:values-cell-range-address="Sheet1.I3:Sheet1.I13" chart:label-cell-address="Sheet1.I2:Sheet1.I2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2:Sheet1.G2</svg:desc>
                </draw:g>
              </table:table-cell>
              <table:table-cell office:value-type="string">
                <text:p>MD-mfcmTSP*</text:p>
                <draw:g>
                  <svg:desc>Sheet1.H2:Sheet1.H2</svg:desc>
                </draw:g>
              </table:table-cell>
              <table:table-cell office:value-type="string">
                <text:p>H-AACONC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5966639638596">
                <text:p>13.5966639638596</text:p>
                <draw:g>
                  <svg:desc>Sheet1.G3:Sheet1.G13</svg:desc>
                </draw:g>
              </table:table-cell>
              <table:table-cell office:value-type="float" office:value="30.2374609058265">
                <text:p>30.2374609058265</text:p>
                <draw:g>
                  <svg:desc>Sheet1.H3:Sheet1.H13</svg:desc>
                </draw:g>
              </table:table-cell>
              <table:table-cell office:value-type="float" office:value="44.2627128460558">
                <text:p>44.2627128460558</text:p>
                <draw:g>
                  <svg:desc>Sheet1.I3:Sheet1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9674039580909">
                <text:p>7.19674039580909</text:p>
              </table:table-cell>
              <table:table-cell office:value-type="float" office:value="38.1187427240978">
                <text:p>38.1187427240978</text:p>
              </table:table-cell>
              <table:table-cell office:value-type="float" office:value="41.9580908032596">
                <text:p>41.9580908032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6875">
                <text:p>19.6875</text:p>
              </table:table-cell>
              <table:table-cell office:value-type="float" office:value="39.412037037037">
                <text:p>39.412037037037</text:p>
              </table:table-cell>
              <table:table-cell office:value-type="float" office:value="45.1041666666667">
                <text:p>45.1041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95838453257359">
                <text:p>6.95838453257359</text:p>
              </table:table-cell>
              <table:table-cell office:value-type="float" office:value="10.5968834614674">
                <text:p>10.5968834614674</text:p>
              </table:table-cell>
              <table:table-cell office:value-type="float" office:value="21.6363458422592">
                <text:p>21.63634584225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781370460986">
                <text:p>16.781370460986</text:p>
              </table:table-cell>
              <table:table-cell office:value-type="float" office:value="28.1845704328235">
                <text:p>28.1845704328235</text:p>
              </table:table-cell>
              <table:table-cell office:value-type="float" office:value="38.2782109728407">
                <text:p>38.27821097284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6904592703227">
                <text:p>12.6904592703227</text:p>
              </table:table-cell>
              <table:table-cell office:value-type="float" office:value="25.8181467786035">
                <text:p>25.8181467786035</text:p>
              </table:table-cell>
              <table:table-cell office:value-type="float" office:value="46.5292750201751">
                <text:p>46.52927502017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2781805541762">
                <text:p>21.2781805541762</text:p>
              </table:table-cell>
              <table:table-cell office:value-type="float" office:value="25.2573906710365">
                <text:p>25.2573906710365</text:p>
              </table:table-cell>
              <table:table-cell office:value-type="float" office:value="42.9089283940808">
                <text:p>42.90892839408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55974983814799">
                <text:p>8.55974983814799</text:p>
              </table:table-cell>
              <table:table-cell office:value-type="float" office:value="20.4081632653061">
                <text:p>20.4081632653061</text:p>
              </table:table-cell>
              <table:table-cell office:value-type="float" office:value="30.5929919137466">
                <text:p>30.59299191374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4586853277465">
                <text:p>11.4586853277465</text:p>
              </table:table-cell>
              <table:table-cell office:value-type="float" office:value="25.6016416507437">
                <text:p>25.6016416507437</text:p>
              </table:table-cell>
              <table:table-cell office:value-type="float" office:value="35.4481669666939">
                <text:p>35.44816696669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3853293668979">
                <text:p>20.3853293668979</text:p>
              </table:table-cell>
              <table:table-cell office:value-type="float" office:value="27.5295735046254">
                <text:p>27.5295735046254</text:p>
              </table:table-cell>
              <table:table-cell office:value-type="float" office:value="38.1935113051178">
                <text:p>38.19351130511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1475446933695">
                <text:p>12.1475446933695</text:p>
              </table:table-cell>
              <table:table-cell office:value-type="float" office:value="18.9352794749943">
                <text:p>18.9352794749943</text:p>
              </table:table-cell>
              <table:table-cell office:value-type="float" office:value="31.214075582711">
                <text:p>31.2140755827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55" chart:origin="0" chart:interval-major="5" chart:interval-minor-divisor="5" chart:reverse-direction="false" text:line-break="false" loext:try-staggering-first="false" chart:link-data-style-to-source="fals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446cm" svg:height="8.146cm" xlink:href=".." xlink:type="simple" chart:class="chart:bar" chart:style-name="ch1">
        <chart:legend chart:legend-position="top" svg:x="4.283cm" svg:y="0.185cm" style:legend-expansion="wide" chart:style-name="ch2"/>
        <chart:plot-area chart:style-name="ch3" table:cell-range-address="Sheet1.G25:Sheet1.I36" chart:data-source-has-labels="row" svg:x="1.339cm" svg:y="0.945cm" svg:width="14.779cm" svg:height="6.058cm">
          <chart:coordinate-region svg:x="1.96cm" svg:y="1.144cm" svg:width="14.158cm" svg:height="5.212cm"/>
          <chart:axis chart:dimension="x" chart:name="primary-x" chart:style-name="ch4">
            <chart:title svg:x="7.48cm" svg:y="7.165cm" chart:style-name="ch5">
              <text:p>Instances - small</text:p>
            </chart:title>
          </chart:axis>
          <chart:axis chart:dimension="y" chart:name="primary-y" chart:style-name="ch6">
            <chart:title svg:x="0.451cm" svg:y="5.248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26:Sheet1.G36" chart:label-cell-address="Sheet1.G25:Sheet1.G25" chart:class="chart:bar">
            <chart:data-point chart:repeated="11"/>
          </chart:series>
          <chart:series chart:style-name="ch10" chart:values-cell-range-address="Sheet1.H26:Sheet1.H36" chart:label-cell-address="Sheet1.H25:Sheet1.H25" chart:class="chart:bar">
            <chart:data-point chart:repeated="11"/>
          </chart:series>
          <chart:series chart:style-name="ch11" chart:values-cell-range-address="Sheet1.I26:Sheet1.I36" chart:label-cell-address="Sheet1.I25:Sheet1.I25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25:Sheet1.G25</svg:desc>
                </draw:g>
              </table:table-cell>
              <table:table-cell office:value-type="string">
                <text:p>MD-mfcmTSP*</text:p>
                <draw:g>
                  <svg:desc>Sheet1.H25:Sheet1.H25</svg:desc>
                </draw:g>
              </table:table-cell>
              <table:table-cell office:value-type="string">
                <text:p>H-AACONC</text:p>
                <draw:g>
                  <svg:desc>Sheet1.I25:Sheet1.I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35677530017152">
                <text:p>4.35677530017152</text:p>
                <draw:g>
                  <svg:desc>Sheet1.G26:Sheet1.G36</svg:desc>
                </draw:g>
              </table:table-cell>
              <table:table-cell office:value-type="float" office:value="29.8825702599288">
                <text:p>29.8825702599288</text:p>
                <draw:g>
                  <svg:desc>Sheet1.H26:Sheet1.H36</svg:desc>
                </draw:g>
              </table:table-cell>
              <table:table-cell office:value-type="float" office:value="44.8185776487663">
                <text:p>44.8185776487663</text:p>
                <draw:g>
                  <svg:desc>Sheet1.I26:Sheet1.I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7823050058207">
                <text:p>18.7823050058207</text:p>
              </table:table-cell>
              <table:table-cell office:value-type="float" office:value="43.0454016298021">
                <text:p>43.0454016298021</text:p>
              </table:table-cell>
              <table:table-cell office:value-type="float" office:value="52.6868451688009">
                <text:p>52.6868451688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1159151627501">
                <text:p>14.1159151627501</text:p>
              </table:table-cell>
              <table:table-cell office:value-type="float" office:value="30.4972466059648">
                <text:p>30.4972466059648</text:p>
              </table:table-cell>
              <table:table-cell office:value-type="float" office:value="44.7031241480835">
                <text:p>44.70312414808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8634095953935">
                <text:p>14.8634095953935</text:p>
              </table:table-cell>
              <table:table-cell office:value-type="float" office:value="21.0852508736072">
                <text:p>21.0852508736072</text:p>
              </table:table-cell>
              <table:table-cell office:value-type="float" office:value="29.174084086064">
                <text:p>29.1740840860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1136864206171">
                <text:p>17.1136864206171</text:p>
              </table:table-cell>
              <table:table-cell office:value-type="float" office:value="21.7091043823717">
                <text:p>21.7091043823717</text:p>
              </table:table-cell>
              <table:table-cell office:value-type="float" office:value="35.5437310882856">
                <text:p>35.54373108828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7312898624828">
                <text:p>14.7312898624828</text:p>
              </table:table-cell>
              <table:table-cell office:value-type="float" office:value="37.2318953685514">
                <text:p>37.2318953685514</text:p>
              </table:table-cell>
              <table:table-cell office:value-type="float" office:value="46.7195026776824">
                <text:p>46.71950267768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.6295675775294">
                <text:p>29.6295675775294</text:p>
              </table:table-cell>
              <table:table-cell office:value-type="float" office:value="30.6951262418952">
                <text:p>30.6951262418952</text:p>
              </table:table-cell>
              <table:table-cell office:value-type="float" office:value="49.3976912895606">
                <text:p>49.39769128956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487170916679">
                <text:p>18.3487170916679</text:p>
              </table:table-cell>
              <table:table-cell office:value-type="float" office:value="24.777825706949">
                <text:p>24.777825706949</text:p>
              </table:table-cell>
              <table:table-cell office:value-type="float" office:value="32.6798906010393">
                <text:p>32.67989060103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05920002192848">
                <text:p>9.05920002192848</text:p>
              </table:table-cell>
              <table:table-cell office:value-type="float" office:value="25.1029610289936">
                <text:p>25.1029610289936</text:p>
              </table:table-cell>
              <table:table-cell office:value-type="float" office:value="35.6491855628422">
                <text:p>35.64918556284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.1106730815647">
                <text:p>26.1106730815647</text:p>
              </table:table-cell>
              <table:table-cell office:value-type="float" office:value="33.550694321528">
                <text:p>33.550694321528</text:p>
              </table:table-cell>
              <table:table-cell office:value-type="float" office:value="41.7321029172768">
                <text:p>41.7321029172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3986417007437">
                <text:p>15.3986417007437</text:p>
              </table:table-cell>
              <table:table-cell office:value-type="float" office:value="26.1723700887199">
                <text:p>26.1723700887199</text:p>
              </table:table-cell>
              <table:table-cell office:value-type="float" office:value="33.3464858789488">
                <text:p>33.34648587894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55" chart:origin="0" chart:interval-major="5" chart:interval-minor-divisor="5" chart:reverse-direction="false" text:line-break="false" loext:try-staggering-first="false" chart:link-data-style-to-source="fals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447cm" svg:height="8.147cm" xlink:href=".." xlink:type="simple" chart:class="chart:bar" chart:style-name="ch1">
        <chart:legend chart:legend-position="top" svg:x="4.283cm" svg:y="0.185cm" style:legend-expansion="wide" chart:style-name="ch2"/>
        <chart:plot-area chart:style-name="ch3" table:cell-range-address="Sheet1.G49:Sheet1.I60" chart:data-source-has-labels="row" svg:x="1.339cm" svg:y="0.945cm" svg:width="14.78cm" svg:height="6.059cm">
          <chart:coordinate-region svg:x="1.96cm" svg:y="1.144cm" svg:width="14.159cm" svg:height="5.213cm"/>
          <chart:axis chart:dimension="x" chart:name="primary-x" chart:style-name="ch4">
            <chart:title svg:x="7.481cm" svg:y="7.166cm" chart:style-name="ch5">
              <text:p>Instances - small</text:p>
            </chart:title>
          </chart:axis>
          <chart:axis chart:dimension="y" chart:name="primary-y" chart:style-name="ch6">
            <chart:title svg:x="0.451cm" svg:y="5.248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50:Sheet1.G60" chart:label-cell-address="Sheet1.G49:Sheet1.G49" chart:class="chart:bar">
            <chart:data-point chart:repeated="11"/>
          </chart:series>
          <chart:series chart:style-name="ch10" chart:values-cell-range-address="Sheet1.H50:Sheet1.H60" chart:label-cell-address="Sheet1.H49:Sheet1.H49" chart:class="chart:bar">
            <chart:data-point chart:repeated="11"/>
          </chart:series>
          <chart:series chart:style-name="ch11" chart:values-cell-range-address="Sheet1.I50:Sheet1.I60" chart:label-cell-address="Sheet1.I49:Sheet1.I49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49:Sheet1.G49</svg:desc>
                </draw:g>
              </table:table-cell>
              <table:table-cell office:value-type="string">
                <text:p>MD-mfcmTSP*</text:p>
                <draw:g>
                  <svg:desc>Sheet1.H49:Sheet1.H49</svg:desc>
                </draw:g>
              </table:table-cell>
              <table:table-cell office:value-type="string">
                <text:p>H-AACONC</text:p>
                <draw:g>
                  <svg:desc>Sheet1.I49:Sheet1.I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.6358099878197">
                <text:p>28.6358099878197</text:p>
                <draw:g>
                  <svg:desc>Sheet1.G50:Sheet1.G60</svg:desc>
                </draw:g>
              </table:table-cell>
              <table:table-cell office:value-type="float" office:value="41.3373934226553">
                <text:p>41.3373934226553</text:p>
                <draw:g>
                  <svg:desc>Sheet1.H50:Sheet1.H60</svg:desc>
                </draw:g>
              </table:table-cell>
              <table:table-cell office:value-type="float" office:value="52.4116930572473">
                <text:p>52.4116930572473</text:p>
                <draw:g>
                  <svg:desc>Sheet1.I50:Sheet1.I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7002955716565">
                <text:p>17.7002955716565</text:p>
              </table:table-cell>
              <table:table-cell office:value-type="float" office:value="39.585676545212">
                <text:p>39.585676545212</text:p>
              </table:table-cell>
              <table:table-cell office:value-type="float" office:value="49.2663022154796">
                <text:p>49.2663022154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.1828637147786">
                <text:p>23.1828637147786</text:p>
              </table:table-cell>
              <table:table-cell office:value-type="float" office:value="32.9873490511788">
                <text:p>32.9873490511788</text:p>
              </table:table-cell>
              <table:table-cell office:value-type="float" office:value="45.3709028177113">
                <text:p>45.37090281771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3138773617974">
                <text:p>19.3138773617974</text:p>
              </table:table-cell>
              <table:table-cell office:value-type="float" office:value="25.723945318242">
                <text:p>25.723945318242</text:p>
              </table:table-cell>
              <table:table-cell office:value-type="float" office:value="32.7095512160925">
                <text:p>32.70955121609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3260501563884">
                <text:p>16.3260501563884</text:p>
              </table:table-cell>
              <table:table-cell office:value-type="float" office:value="21.7676931872961">
                <text:p>21.7676931872961</text:p>
              </table:table-cell>
              <table:table-cell office:value-type="float" office:value="33.515319334985">
                <text:p>33.5153193349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7337387981377">
                <text:p>15.7337387981377</text:p>
              </table:table-cell>
              <table:table-cell office:value-type="float" office:value="39.3256007965769">
                <text:p>39.3256007965769</text:p>
              </table:table-cell>
              <table:table-cell office:value-type="float" office:value="49.717430501359">
                <text:p>49.717430501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3263108111013">
                <text:p>13.3263108111013</text:p>
              </table:table-cell>
              <table:table-cell office:value-type="float" office:value="21.4201259754498">
                <text:p>21.4201259754498</text:p>
              </table:table-cell>
              <table:table-cell office:value-type="float" office:value="37.7109443859234">
                <text:p>37.71094438592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7523325052063">
                <text:p>17.7523325052063</text:p>
              </table:table-cell>
              <table:table-cell office:value-type="float" office:value="22.2530570178445">
                <text:p>22.2530570178445</text:p>
              </table:table-cell>
              <table:table-cell office:value-type="float" office:value="33.7856908163">
                <text:p>33.78569081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380241001661">
                <text:p>12.380241001661</text:p>
              </table:table-cell>
              <table:table-cell office:value-type="float" office:value="23.5831005515139">
                <text:p>23.5831005515139</text:p>
              </table:table-cell>
              <table:table-cell office:value-type="float" office:value="39.7734598029284">
                <text:p>39.77345980292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575773609692">
                <text:p>21.575773609692</text:p>
              </table:table-cell>
              <table:table-cell office:value-type="float" office:value="29.0751350167859">
                <text:p>29.0751350167859</text:p>
              </table:table-cell>
              <table:table-cell office:value-type="float" office:value="38.7913260837834">
                <text:p>38.79132608378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3855343657845">
                <text:p>15.3855343657845</text:p>
              </table:table-cell>
              <table:table-cell office:value-type="float" office:value="28.2811134375845">
                <text:p>28.2811134375845</text:p>
              </table:table-cell>
              <table:table-cell office:value-type="float" office:value="34.890184168663">
                <text:p>34.8901841686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0">
      <style:chart-properties chart:display-label="true" chart:logarithmic="false" chart:origin="0" chart:interval-major="5" chart:gap-width="170" chart:reverse-direction="false" text:line-break="false" loext:try-staggering-first="false" chart:link-data-style-to-source="fals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447cm" svg:height="8.147cm" xlink:href=".." xlink:type="simple" chart:class="chart:bar" chart:style-name="ch1">
        <chart:legend chart:legend-position="top" svg:x="4.283cm" svg:y="0.185cm" style:legend-expansion="wide" chart:style-name="ch2"/>
        <chart:plot-area chart:style-name="ch3" table:cell-range-address="Sheet1.G15:Sheet1.I20" chart:data-source-has-labels="row" svg:x="1.339cm" svg:y="0.945cm" svg:width="14.78cm" svg:height="6.059cm">
          <chart:coordinate-region svg:x="1.96cm" svg:y="1.144cm" svg:width="14.159cm" svg:height="5.213cm"/>
          <chart:axis chart:dimension="x" chart:name="primary-x" chart:style-name="ch4">
            <chart:title svg:x="7.508cm" svg:y="7.166cm" chart:style-name="ch5">
              <text:p>Instances - large</text:p>
            </chart:title>
          </chart:axis>
          <chart:axis chart:dimension="y" chart:name="primary-y" chart:style-name="ch6">
            <chart:title svg:x="0.451cm" svg:y="5.248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16:Sheet1.G20" chart:label-cell-address="Sheet1.G15:Sheet1.G15" chart:class="chart:bar">
            <chart:data-point chart:repeated="5"/>
          </chart:series>
          <chart:series chart:style-name="ch10" chart:values-cell-range-address="Sheet1.H16:Sheet1.H20" chart:label-cell-address="Sheet1.H15:Sheet1.H15" chart:class="chart:bar">
            <chart:data-point chart:repeated="5"/>
          </chart:series>
          <chart:series chart:style-name="ch11" chart:values-cell-range-address="Sheet1.I16:Sheet1.I20" chart:label-cell-address="Sheet1.I15:Sheet1.I1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15:Sheet1.G15</svg:desc>
                </draw:g>
              </table:table-cell>
              <table:table-cell office:value-type="string">
                <text:p>MD-mfcmTSP*</text:p>
                <draw:g>
                  <svg:desc>Sheet1.H15:Sheet1.H15</svg:desc>
                </draw:g>
              </table:table-cell>
              <table:table-cell office:value-type="string">
                <text:p>H-AACONC</text:p>
                <draw:g>
                  <svg:desc>Sheet1.I15:Sheet1.I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7160821588959">
                <text:p>12.7160821588959</text:p>
                <draw:g>
                  <svg:desc>Sheet1.G16:Sheet1.G20</svg:desc>
                </draw:g>
              </table:table-cell>
              <table:table-cell office:value-type="float" office:value="27.6592641895353">
                <text:p>27.6592641895353</text:p>
                <draw:g>
                  <svg:desc>Sheet1.H16:Sheet1.H20</svg:desc>
                </draw:g>
              </table:table-cell>
              <table:table-cell office:value-type="float" office:value="25.3641098892059">
                <text:p>25.3641098892059</text:p>
                <draw:g>
                  <svg:desc>Sheet1.I16:Sheet1.I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5637966723024">
                <text:p>12.5637966723024</text:p>
              </table:table-cell>
              <table:table-cell office:value-type="float" office:value="18.7471360626985">
                <text:p>18.7471360626985</text:p>
              </table:table-cell>
              <table:table-cell office:value-type="float" office:value="20.2794412754594">
                <text:p>20.27944127545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21413459491631">
                <text:p>7.21413459491631</text:p>
              </table:table-cell>
              <table:table-cell office:value-type="float" office:value="29.5264285124703">
                <text:p>29.5264285124703</text:p>
              </table:table-cell>
              <table:table-cell office:value-type="float" office:value="27.5667174949063">
                <text:p>27.56671749490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0442650484911">
                <text:p>11.0442650484911</text:p>
              </table:table-cell>
              <table:table-cell office:value-type="float" office:value="17.8445034404291">
                <text:p>17.8445034404291</text:p>
              </table:table-cell>
              <table:table-cell office:value-type="float" office:value="1.36165140597063">
                <text:p>1.361651405970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9619784617876">
                <text:p>11.9619784617876</text:p>
              </table:table-cell>
              <table:table-cell office:value-type="float" office:value="22.3594868769592">
                <text:p>22.3594868769592</text:p>
              </table:table-cell>
              <table:table-cell office:value-type="float" office:value="6.94642051566784">
                <text:p>6.946420515667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0">
      <style:chart-properties chart:display-label="true" chart:logarithmic="false" chart:origin="0" chart:interval-major="5" chart:gap-width="170" chart:reverse-direction="false" text:line-break="false" loext:try-staggering-first="false" chart:link-data-style-to-source="fals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447cm" svg:height="8.147cm" xlink:href=".." xlink:type="simple" chart:class="chart:bar" chart:style-name="ch1">
        <chart:legend chart:legend-position="top" svg:x="4.283cm" svg:y="0.185cm" style:legend-expansion="wide" chart:style-name="ch2"/>
        <chart:plot-area chart:style-name="ch3" table:cell-range-address="Sheet1.G38:Sheet1.I43" chart:data-source-has-labels="row" svg:x="1.339cm" svg:y="0.945cm" svg:width="14.78cm" svg:height="6.059cm">
          <chart:coordinate-region svg:x="1.96cm" svg:y="1.144cm" svg:width="14.159cm" svg:height="5.661cm"/>
          <chart:axis chart:dimension="x" chart:name="primary-x" chart:style-name="ch4">
            <chart:title svg:x="7.508cm" svg:y="7.166cm" chart:style-name="ch5">
              <text:p>Instances - large</text:p>
            </chart:title>
          </chart:axis>
          <chart:axis chart:dimension="y" chart:name="primary-y" chart:style-name="ch6">
            <chart:title svg:x="0.451cm" svg:y="5.248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39:Sheet1.G43" chart:label-cell-address="Sheet1.G38:Sheet1.G38" chart:class="chart:bar">
            <chart:data-point chart:repeated="5"/>
          </chart:series>
          <chart:series chart:style-name="ch10" chart:values-cell-range-address="Sheet1.H39:Sheet1.H43" chart:label-cell-address="Sheet1.H38:Sheet1.H38" chart:class="chart:bar">
            <chart:data-point chart:repeated="5"/>
          </chart:series>
          <chart:series chart:style-name="ch11" chart:values-cell-range-address="Sheet1.I39:Sheet1.I43" chart:label-cell-address="Sheet1.I38:Sheet1.I38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38:Sheet1.G38</svg:desc>
                </draw:g>
              </table:table-cell>
              <table:table-cell office:value-type="string">
                <text:p>MD-mfcmTSP*</text:p>
                <draw:g>
                  <svg:desc>Sheet1.H38:Sheet1.H38</svg:desc>
                </draw:g>
              </table:table-cell>
              <table:table-cell office:value-type="string">
                <text:p>H-AACONC</text:p>
                <draw:g>
                  <svg:desc>Sheet1.I38:Sheet1.I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.7870004633156">
                <text:p>17.7870004633156</text:p>
                <draw:g>
                  <svg:desc>Sheet1.G39:Sheet1.G43</svg:desc>
                </draw:g>
              </table:table-cell>
              <table:table-cell office:value-type="float" office:value="29.0479256810347">
                <text:p>29.0479256810347</text:p>
                <draw:g>
                  <svg:desc>Sheet1.H39:Sheet1.H43</svg:desc>
                </draw:g>
              </table:table-cell>
              <table:table-cell office:value-type="float" office:value="30.1017723785367">
                <text:p>30.1017723785367</text:p>
                <draw:g>
                  <svg:desc>Sheet1.I39:Sheet1.I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1944924837036">
                <text:p>14.1944924837036</text:p>
              </table:table-cell>
              <table:table-cell office:value-type="float" office:value="21.9435945190901">
                <text:p>21.9435945190901</text:p>
              </table:table-cell>
              <table:table-cell office:value-type="float" office:value="24.076676200612">
                <text:p>24.0766762006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5310817515297">
                <text:p>13.5310817515297</text:p>
              </table:table-cell>
              <table:table-cell office:value-type="float" office:value="26.5821098473016">
                <text:p>26.5821098473016</text:p>
              </table:table-cell>
              <table:table-cell office:value-type="float" office:value="29.8115617133092">
                <text:p>29.81156171330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96404533231786">
                <text:p>9.96404533231786</text:p>
              </table:table-cell>
              <table:table-cell office:value-type="float" office:value="16.0740026025666">
                <text:p>16.0740026025666</text:p>
              </table:table-cell>
              <table:table-cell office:value-type="float" office:value="-2.59438976354957">
                <text:p>-2.594389763549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6907406546762">
                <text:p>12.6907406546762</text:p>
              </table:table-cell>
              <table:table-cell office:value-type="float" office:value="22.3937661693854">
                <text:p>22.3937661693854</text:p>
              </table:table-cell>
              <table:table-cell office:value-type="float" office:value="4.94089944385061">
                <text:p>4.940899443850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35" chart:origin="0" chart:interval-major="5" chart:gap-width="170" chart:reverse-direction="false" text:line-break="false" loext:try-staggering-first="false" chart:link-data-style-to-source="fals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447cm" svg:height="8.147cm" xlink:href=".." xlink:type="simple" chart:class="chart:bar" chart:style-name="ch1">
        <chart:legend chart:legend-position="top" svg:x="4.283cm" svg:y="0.185cm" style:legend-expansion="wide" chart:style-name="ch2"/>
        <chart:plot-area chart:style-name="ch3" table:cell-range-address="Sheet1.G62:Sheet1.I67" chart:data-source-has-labels="row" svg:x="1.339cm" svg:y="0.945cm" svg:width="14.78cm" svg:height="6.059cm">
          <chart:coordinate-region svg:x="1.96cm" svg:y="1.144cm" svg:width="14.159cm" svg:height="5.661cm"/>
          <chart:axis chart:dimension="x" chart:name="primary-x" chart:style-name="ch4">
            <chart:title svg:x="7.508cm" svg:y="7.166cm" chart:style-name="ch5">
              <text:p>Instances - large</text:p>
            </chart:title>
          </chart:axis>
          <chart:axis chart:dimension="y" chart:name="primary-y" chart:style-name="ch6">
            <chart:title svg:x="0.451cm" svg:y="5.248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63:Sheet1.G67" chart:label-cell-address="Sheet1.G62:Sheet1.G62" chart:class="chart:bar">
            <chart:data-point chart:repeated="5"/>
          </chart:series>
          <chart:series chart:style-name="ch10" chart:values-cell-range-address="Sheet1.H63:Sheet1.H67" chart:label-cell-address="Sheet1.H62:Sheet1.H62" chart:class="chart:bar">
            <chart:data-point chart:repeated="5"/>
          </chart:series>
          <chart:series chart:style-name="ch11" chart:values-cell-range-address="Sheet1.I63:Sheet1.I67" chart:label-cell-address="Sheet1.I62:Sheet1.I62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62:Sheet1.G62</svg:desc>
                </draw:g>
              </table:table-cell>
              <table:table-cell office:value-type="string">
                <text:p>MD-mfcmTSP*</text:p>
                <draw:g>
                  <svg:desc>Sheet1.H62:Sheet1.H62</svg:desc>
                </draw:g>
              </table:table-cell>
              <table:table-cell office:value-type="string">
                <text:p>H-AACONC</text:p>
                <draw:g>
                  <svg:desc>Sheet1.I62:Sheet1.I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8887496818903">
                <text:p>20.8887496818903</text:p>
                <draw:g>
                  <svg:desc>Sheet1.G63:Sheet1.G67</svg:desc>
                </draw:g>
              </table:table-cell>
              <table:table-cell office:value-type="float" office:value="31.5776285652761">
                <text:p>31.5776285652761</text:p>
                <draw:g>
                  <svg:desc>Sheet1.H63:Sheet1.H67</svg:desc>
                </draw:g>
              </table:table-cell>
              <table:table-cell office:value-type="float" office:value="32.5411585067439">
                <text:p>32.5411585067439</text:p>
                <draw:g>
                  <svg:desc>Sheet1.I63:Sheet1.I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163396353441">
                <text:p>19.163396353441</text:p>
              </table:table-cell>
              <table:table-cell office:value-type="float" office:value="25.6874049265618">
                <text:p>25.6874049265618</text:p>
              </table:table-cell>
              <table:table-cell office:value-type="float" office:value="25.3022110300102">
                <text:p>25.3022110300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440481368711">
                <text:p>16.440481368711</text:p>
              </table:table-cell>
              <table:table-cell office:value-type="float" office:value="29.4263206224929">
                <text:p>29.4263206224929</text:p>
              </table:table-cell>
              <table:table-cell office:value-type="float" office:value="30.4533371997487">
                <text:p>30.45333719974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3619887753227">
                <text:p>12.3619887753227</text:p>
              </table:table-cell>
              <table:table-cell office:value-type="float" office:value="20.0654066000349">
                <text:p>20.0654066000349</text:p>
              </table:table-cell>
              <table:table-cell office:value-type="float" office:value="-0.138776971975991">
                <text:p>-0.138776971975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465496158476">
                <text:p>11.465496158476</text:p>
              </table:table-cell>
              <table:table-cell office:value-type="float" office:value="22.6823016747711">
                <text:p>22.6823016747711</text:p>
              </table:table-cell>
              <table:table-cell office:value-type="float" office:value="4.90235001540421">
                <text:p>4.9023500154042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